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805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4543in"/>
    </style:style>
    <style:style style:name="co6" style:family="table-column">
      <style:table-column-properties fo:break-before="auto" style:column-width="1.2819in"/>
    </style:style>
    <style:style style:name="co7" style:family="table-column">
      <style:table-column-properties fo:break-before="auto" style:column-width="1.3571in"/>
    </style:style>
    <style:style style:name="co8" style:family="table-column">
      <style:table-column-properties fo:break-before="auto" style:column-width="1.431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118in"/>
    </style:style>
    <style:style style:name="co11" style:family="table-column">
      <style:table-column-properties fo:break-before="auto" style:column-width="1.2366in"/>
    </style:style>
    <style:style style:name="co12" style:family="table-column">
      <style:table-column-properties fo:break-before="auto" style:column-width="1.3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none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auction_grid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otalFunds</text:p>
          </table:table-cell>
          <table:table-cell office:value-type="string" calcext:value-type="string">
            <text:p>RateFloor</text:p>
          </table:table-cell>
          <table:table-cell office:value-type="string" calcext:value-type="string">
            <text:p>QFunc</text:p>
          </table:table-cell>
          <table:table-cell office:value-type="string" calcext:value-type="string">
            <text:p>PFunc</text:p>
          </table:table-cell>
          <table:table-cell office:value-type="string" calcext:value-type="string">
            <text:p>AvgProfit</text:p>
          </table:table-cell>
          <table:table-cell office:value-type="string" calcext:value-type="string">
            <text:p>AvgAllocation</text:p>
          </table:table-cell>
          <table:table-cell office:value-type="string" calcext:value-type="string">
            <text:p>AvgA</text:p>
          </table:table-cell>
          <table:table-cell office:value-type="string" calcext:value-type="string">
            <text:p>AvgRa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linear</text:p>
          </table:table-cell>
          <table:table-cell office:value-type="float" office:value="2.71547060064503" calcext:value-type="float">
            <text:p>2.71547060064503</text:p>
          </table:table-cell>
          <table:table-cell office:value-type="float" office:value="40.953023078567" calcext:value-type="float">
            <text:p>40.953023078567</text:p>
          </table:table-cell>
          <table:table-cell office:value-type="float" office:value="0.855185933767283" calcext:value-type="float">
            <text:p>0.855185933767283</text:p>
          </table:table-cell>
          <table:table-cell office:value-type="float" office:value="0.0146827576928186" calcext:value-type="float">
            <text:p>0.01468275769281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lat</text:p>
          </table:table-cell>
          <table:table-cell office:value-type="float" office:value="2.64641690786937" calcext:value-type="float">
            <text:p>2.64641690786937</text:p>
          </table:table-cell>
          <table:table-cell office:value-type="float" office:value="42.5734783359385" calcext:value-type="float">
            <text:p>42.5734783359385</text:p>
          </table:table-cell>
          <table:table-cell office:value-type="float" office:value="1" calcext:value-type="float">
            <text:p>1</text:p>
          </table:table-cell>
          <table:table-cell office:value-type="float" office:value="0.0148123608927274" calcext:value-type="float">
            <text:p>0.0148123608927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ull</text:p>
          </table:table-cell>
          <table:table-cell office:value-type="float" office:value="2.64641629779482" calcext:value-type="float">
            <text:p>2.64641629779482</text:p>
          </table:table-cell>
          <table:table-cell office:value-type="float" office:value="42.5734831812406" calcext:value-type="float">
            <text:p>42.5734831812406</text:p>
          </table:table-cell>
          <table:table-cell office:value-type="float" office:value="1" calcext:value-type="float">
            <text:p>1</text:p>
          </table:table-cell>
          <table:table-cell office:value-type="float" office:value="0.0148123608927274" calcext:value-type="float">
            <text:p>0.0148123608927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linear</text:p>
          </table:table-cell>
          <table:table-cell office:value-type="float" office:value="3.65091436150441" calcext:value-type="float">
            <text:p>3.65091436150441</text:p>
          </table:table-cell>
          <table:table-cell office:value-type="float" office:value="42.8541225421474" calcext:value-type="float">
            <text:p>42.8541225421474</text:p>
          </table:table-cell>
          <table:table-cell office:value-type="float" office:value="0.665871350372148" calcext:value-type="float">
            <text:p>0.665871350372148</text:p>
          </table:table-cell>
          <table:table-cell office:value-type="float" office:value="0.0148123608927274" calcext:value-type="float">
            <text:p>0.0148123608927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lat</text:p>
          </table:table-cell>
          <table:table-cell office:value-type="float" office:value="3.10078892231865" calcext:value-type="float">
            <text:p>3.10078892231865</text:p>
          </table:table-cell>
          <table:table-cell office:value-type="float" office:value="42.8022426473914" calcext:value-type="float">
            <text:p>42.8022426473914</text:p>
          </table:table-cell>
          <table:table-cell office:value-type="float" office:value="0.856107330768046" calcext:value-type="float">
            <text:p>0.856107330768046</text:p>
          </table:table-cell>
          <table:table-cell office:value-type="float" office:value="0.0148123608927274" calcext:value-type="float">
            <text:p>0.0148123608927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ull</text:p>
          </table:table-cell>
          <table:table-cell office:value-type="float" office:value="2.88787807777661" calcext:value-type="float">
            <text:p>2.88787807777661</text:p>
          </table:table-cell>
          <table:table-cell office:value-type="float" office:value="42.7260869526369" calcext:value-type="float">
            <text:p>42.7260869526369</text:p>
          </table:table-cell>
          <table:table-cell office:value-type="float" office:value="0.92298963106351" calcext:value-type="float">
            <text:p>0.92298963106351</text:p>
          </table:table-cell>
          <table:table-cell office:value-type="float" office:value="0.0148123608927274" calcext:value-type="float">
            <text:p>0.0148123608927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linear</text:p>
          </table:table-cell>
          <table:table-cell office:value-type="float" office:value="2.4059087758914" calcext:value-type="float">
            <text:p>2.4059087758914</text:p>
          </table:table-cell>
          <table:table-cell office:value-type="float" office:value="33.8494442084481" calcext:value-type="float">
            <text:p>33.8494442084481</text:p>
          </table:table-cell>
          <table:table-cell office:value-type="float" office:value="0.79632250363863" calcext:value-type="float">
            <text:p>0.79632250363863</text:p>
          </table:table-cell>
          <table:table-cell office:value-type="float" office:value="0.0554857140293627" calcext:value-type="float">
            <text:p>0.05548571402936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lat</text:p>
          </table:table-cell>
          <table:table-cell office:value-type="float" office:value="2.13573284576857" calcext:value-type="float">
            <text:p>2.13573284576857</text:p>
          </table:table-cell>
          <table:table-cell office:value-type="float" office:value="40.7967973802294" calcext:value-type="float">
            <text:p>40.7967973802294</text:p>
          </table:table-cell>
          <table:table-cell office:value-type="float" office:value="1" calcext:value-type="float">
            <text:p>1</text:p>
          </table:table-cell>
          <table:table-cell office:value-type="float" office:value="0.0549575959243861" calcext:value-type="float">
            <text:p>0.0549575959243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ull</text:p>
          </table:table-cell>
          <table:table-cell office:value-type="float" office:value="2.13573243488954" calcext:value-type="float">
            <text:p>2.13573243488954</text:p>
          </table:table-cell>
          <table:table-cell office:value-type="float" office:value="40.7967955638439" calcext:value-type="float">
            <text:p>40.7967955638439</text:p>
          </table:table-cell>
          <table:table-cell office:value-type="float" office:value="1" calcext:value-type="float">
            <text:p>1</text:p>
          </table:table-cell>
          <table:table-cell office:value-type="float" office:value="0.0549575959243861" calcext:value-type="float">
            <text:p>0.0549575959243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linear</text:p>
          </table:table-cell>
          <table:table-cell office:value-type="float" office:value="3.01908635494615" calcext:value-type="float">
            <text:p>3.01908635494615</text:p>
          </table:table-cell>
          <table:table-cell office:value-type="float" office:value="42.5937139140736" calcext:value-type="float">
            <text:p>42.5937139140736</text:p>
          </table:table-cell>
          <table:table-cell office:value-type="float" office:value="0.665701717783713" calcext:value-type="float">
            <text:p>0.665701717783713</text:p>
          </table:table-cell>
          <table:table-cell office:value-type="float" office:value="0.0547499506183676" calcext:value-type="float">
            <text:p>0.0547499506183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lat</text:p>
          </table:table-cell>
          <table:table-cell office:value-type="float" office:value="2.54477430835681" calcext:value-type="float">
            <text:p>2.54477430835681</text:p>
          </table:table-cell>
          <table:table-cell office:value-type="float" office:value="41.883883743924" calcext:value-type="float">
            <text:p>41.883883743924</text:p>
          </table:table-cell>
          <table:table-cell office:value-type="float" office:value="0.853484141302125" calcext:value-type="float">
            <text:p>0.853484141302125</text:p>
          </table:table-cell>
          <table:table-cell office:value-type="float" office:value="0.0549363077379933" calcext:value-type="float">
            <text:p>0.05493630773799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ull</text:p>
          </table:table-cell>
          <table:table-cell office:value-type="float" office:value="2.35842413421475" calcext:value-type="float">
            <text:p>2.35842413421475</text:p>
          </table:table-cell>
          <table:table-cell office:value-type="float" office:value="41.3823815515499" calcext:value-type="float">
            <text:p>41.3823815515499</text:p>
          </table:table-cell>
          <table:table-cell office:value-type="float" office:value="0.921344123367025" calcext:value-type="float">
            <text:p>0.921344123367025</text:p>
          </table:table-cell>
          <table:table-cell office:value-type="float" office:value="0.0549575959243861" calcext:value-type="float">
            <text:p>0.0549575959243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linear</text:p>
          </table:table-cell>
          <table:table-cell office:value-type="float" office:value="2.19710494300109" calcext:value-type="float">
            <text:p>2.19710494300109</text:p>
          </table:table-cell>
          <table:table-cell office:value-type="float" office:value="30.5907874805312" calcext:value-type="float">
            <text:p>30.5907874805312</text:p>
          </table:table-cell>
          <table:table-cell office:value-type="float" office:value="0.882262674988744" calcext:value-type="float">
            <text:p>0.882262674988744</text:p>
          </table:table-cell>
          <table:table-cell office:value-type="float" office:value="0.106416701287033" calcext:value-type="float">
            <text:p>0.1064167012870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lat</text:p>
          </table:table-cell>
          <table:table-cell office:value-type="float" office:value="1.71585719346363" calcext:value-type="float">
            <text:p>1.71585719346363</text:p>
          </table:table-cell>
          <table:table-cell office:value-type="float" office:value="34.2284889408894" calcext:value-type="float">
            <text:p>34.2284889408894</text:p>
          </table:table-cell>
          <table:table-cell office:value-type="float" office:value="1" calcext:value-type="float">
            <text:p>1</text:p>
          </table:table-cell>
          <table:table-cell office:value-type="float" office:value="0.105550581449237" calcext:value-type="float">
            <text:p>0.1055505814492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ull</text:p>
          </table:table-cell>
          <table:table-cell office:value-type="float" office:value="1.71585695339086" calcext:value-type="float">
            <text:p>1.71585695339086</text:p>
          </table:table-cell>
          <table:table-cell office:value-type="float" office:value="34.2284952547945" calcext:value-type="float">
            <text:p>34.2284952547945</text:p>
          </table:table-cell>
          <table:table-cell office:value-type="float" office:value="1" calcext:value-type="float">
            <text:p>1</text:p>
          </table:table-cell>
          <table:table-cell office:value-type="float" office:value="0.105550581449237" calcext:value-type="float">
            <text:p>0.1055505814492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linear</text:p>
          </table:table-cell>
          <table:table-cell office:value-type="float" office:value="2.56572221242584" calcext:value-type="float">
            <text:p>2.56572221242584</text:p>
          </table:table-cell>
          <table:table-cell office:value-type="float" office:value="37.9254073724197" calcext:value-type="float">
            <text:p>37.9254073724197</text:p>
          </table:table-cell>
          <table:table-cell office:value-type="float" office:value="0.656307290062205" calcext:value-type="float">
            <text:p>0.656307290062205</text:p>
          </table:table-cell>
          <table:table-cell office:value-type="float" office:value="0.105642802805624" calcext:value-type="float">
            <text:p>0.105642802805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lat</text:p>
          </table:table-cell>
          <table:table-cell office:value-type="float" office:value="2.08902823486069" calcext:value-type="float">
            <text:p>2.08902823486069</text:p>
          </table:table-cell>
          <table:table-cell office:value-type="float" office:value="36.5338841821729" calcext:value-type="float">
            <text:p>36.5338841821729</text:p>
          </table:table-cell>
          <table:table-cell office:value-type="float" office:value="0.844561788493295" calcext:value-type="float">
            <text:p>0.844561788493295</text:p>
          </table:table-cell>
          <table:table-cell office:value-type="float" office:value="0.105519826522381" calcext:value-type="float">
            <text:p>0.105519826522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ull</text:p>
          </table:table-cell>
          <table:table-cell office:value-type="float" office:value="1.91275386600998" calcext:value-type="float">
            <text:p>1.91275386600998</text:p>
          </table:table-cell>
          <table:table-cell office:value-type="float" office:value="35.8749349519093" calcext:value-type="float">
            <text:p>35.8749349519093</text:p>
          </table:table-cell>
          <table:table-cell office:value-type="float" office:value="0.916151724443578" calcext:value-type="float">
            <text:p>0.916151724443578</text:p>
          </table:table-cell>
          <table:table-cell office:value-type="float" office:value="0.105376094351175" calcext:value-type="float">
            <text:p>0.1053760943511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linear</text:p>
          </table:table-cell>
          <table:table-cell office:value-type="float" office:value="2.93639143918612" calcext:value-type="float">
            <text:p>2.93639143918612</text:p>
          </table:table-cell>
          <table:table-cell office:value-type="float" office:value="47.3618618411792" calcext:value-type="float">
            <text:p>47.3618618411792</text:p>
          </table:table-cell>
          <table:table-cell office:value-type="float" office:value="0.886360725489907" calcext:value-type="float">
            <text:p>0.886360725489907</text:p>
          </table:table-cell>
          <table:table-cell office:value-type="float" office:value="0.0142534930496697" calcext:value-type="float">
            <text:p>0.0142534930496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lat</text:p>
          </table:table-cell>
          <table:table-cell office:value-type="float" office:value="2.90298006853258" calcext:value-type="float">
            <text:p>2.90298006853258</text:p>
          </table:table-cell>
          <table:table-cell office:value-type="float" office:value="50.6099596437548" calcext:value-type="float">
            <text:p>50.6099596437548</text:p>
          </table:table-cell>
          <table:table-cell office:value-type="float" office:value="1" calcext:value-type="float">
            <text:p>1</text:p>
          </table:table-cell>
          <table:table-cell office:value-type="float" office:value="0.0143210747570367" calcext:value-type="float">
            <text:p>0.01432107475703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ull</text:p>
          </table:table-cell>
          <table:table-cell office:value-type="float" office:value="2.90298018515987" calcext:value-type="float">
            <text:p>2.90298018515987</text:p>
          </table:table-cell>
          <table:table-cell office:value-type="float" office:value="50.6099862623673" calcext:value-type="float">
            <text:p>50.6099862623673</text:p>
          </table:table-cell>
          <table:table-cell office:value-type="float" office:value="1" calcext:value-type="float">
            <text:p>1</text:p>
          </table:table-cell>
          <table:table-cell office:value-type="float" office:value="0.0143210747570367" calcext:value-type="float">
            <text:p>0.01432107475703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linear</text:p>
          </table:table-cell>
          <table:table-cell office:value-type="float" office:value="4.04138963284494" calcext:value-type="float">
            <text:p>4.04138963284494</text:p>
          </table:table-cell>
          <table:table-cell office:value-type="float" office:value="51.6868795206871" calcext:value-type="float">
            <text:p>51.6868795206871</text:p>
          </table:table-cell>
          <table:table-cell office:value-type="float" office:value="0.683165213623694" calcext:value-type="float">
            <text:p>0.683165213623694</text:p>
          </table:table-cell>
          <table:table-cell office:value-type="float" office:value="0.0143210747570367" calcext:value-type="float">
            <text:p>0.01432107475703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lat</text:p>
          </table:table-cell>
          <table:table-cell office:value-type="float" office:value="3.45086921619199" calcext:value-type="float">
            <text:p>3.45086921619199</text:p>
          </table:table-cell>
          <table:table-cell office:value-type="float" office:value="51.4494824076943" calcext:value-type="float">
            <text:p>51.4494824076943</text:p>
          </table:table-cell>
          <table:table-cell office:value-type="float" office:value="0.850224020604863" calcext:value-type="float">
            <text:p>0.850224020604863</text:p>
          </table:table-cell>
          <table:table-cell office:value-type="float" office:value="0.0143210747570367" calcext:value-type="float">
            <text:p>0.01432107475703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ull</text:p>
          </table:table-cell>
          <table:table-cell office:value-type="float" office:value="3.19835158220649" calcext:value-type="float">
            <text:p>3.19835158220649</text:p>
          </table:table-cell>
          <table:table-cell office:value-type="float" office:value="51.1490061097193" calcext:value-type="float">
            <text:p>51.1490061097193</text:p>
          </table:table-cell>
          <table:table-cell office:value-type="float" office:value="0.919735315283837" calcext:value-type="float">
            <text:p>0.919735315283837</text:p>
          </table:table-cell>
          <table:table-cell office:value-type="float" office:value="0.0143210747570367" calcext:value-type="float">
            <text:p>0.01432107475703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linear</text:p>
          </table:table-cell>
          <table:table-cell office:value-type="float" office:value="2.52487202722011" calcext:value-type="float">
            <text:p>2.52487202722011</text:p>
          </table:table-cell>
          <table:table-cell office:value-type="float" office:value="36.9429200823956" calcext:value-type="float">
            <text:p>36.9429200823956</text:p>
          </table:table-cell>
          <table:table-cell office:value-type="float" office:value="0.817205731577074" calcext:value-type="float">
            <text:p>0.817205731577074</text:p>
          </table:table-cell>
          <table:table-cell office:value-type="float" office:value="0.0553323782387618" calcext:value-type="float">
            <text:p>0.05533237823876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lat</text:p>
          </table:table-cell>
          <table:table-cell office:value-type="float" office:value="2.29069027340326" calcext:value-type="float">
            <text:p>2.29069027340326</text:p>
          </table:table-cell>
          <table:table-cell office:value-type="float" office:value="46.894399008684" calcext:value-type="float">
            <text:p>46.894399008684</text:p>
          </table:table-cell>
          <table:table-cell office:value-type="float" office:value="1" calcext:value-type="float">
            <text:p>1</text:p>
          </table:table-cell>
          <table:table-cell office:value-type="float" office:value="0.0545097206005063" calcext:value-type="float">
            <text:p>0.05450972060050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ull</text:p>
          </table:table-cell>
          <table:table-cell office:value-type="float" office:value="2.29069026768844" calcext:value-type="float">
            <text:p>2.29069026768844</text:p>
          </table:table-cell>
          <table:table-cell office:value-type="float" office:value="46.8944072710855" calcext:value-type="float">
            <text:p>46.8944072710855</text:p>
          </table:table-cell>
          <table:table-cell office:value-type="float" office:value="1" calcext:value-type="float">
            <text:p>1</text:p>
          </table:table-cell>
          <table:table-cell office:value-type="float" office:value="0.0545097206005063" calcext:value-type="float">
            <text:p>0.05450972060050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linear</text:p>
          </table:table-cell>
          <table:table-cell office:value-type="float" office:value="3.3157041299664" calcext:value-type="float">
            <text:p>3.3157041299664</text:p>
          </table:table-cell>
          <table:table-cell office:value-type="float" office:value="50.6793935885474" calcext:value-type="float">
            <text:p>50.6793935885474</text:p>
          </table:table-cell>
          <table:table-cell office:value-type="float" office:value="0.680483415957533" calcext:value-type="float">
            <text:p>0.680483415957533</text:p>
          </table:table-cell>
          <table:table-cell office:value-type="float" office:value="0.0542534930496697" calcext:value-type="float">
            <text:p>0.0542534930496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lat</text:p>
          </table:table-cell>
          <table:table-cell office:value-type="float" office:value="2.79382191230826" calcext:value-type="float">
            <text:p>2.79382191230826</text:p>
          </table:table-cell>
          <table:table-cell office:value-type="float" office:value="49.2057370971695" calcext:value-type="float">
            <text:p>49.2057370971695</text:p>
          </table:table-cell>
          <table:table-cell office:value-type="float" office:value="0.848499590006709" calcext:value-type="float">
            <text:p>0.848499590006709</text:p>
          </table:table-cell>
          <table:table-cell office:value-type="float" office:value="0.0544720046305929" calcext:value-type="float">
            <text:p>0.05447200463059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ull</text:p>
          </table:table-cell>
          <table:table-cell office:value-type="float" office:value="2.56448776209284" calcext:value-type="float">
            <text:p>2.56448776209284</text:p>
          </table:table-cell>
          <table:table-cell office:value-type="float" office:value="48.1088232378794" calcext:value-type="float">
            <text:p>48.1088232378794</text:p>
          </table:table-cell>
          <table:table-cell office:value-type="float" office:value="0.918707959868985" calcext:value-type="float">
            <text:p>0.918707959868985</text:p>
          </table:table-cell>
          <table:table-cell office:value-type="float" office:value="0.0545097206005063" calcext:value-type="float">
            <text:p>0.05450972060050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linear</text:p>
          </table:table-cell>
          <table:table-cell office:value-type="float" office:value="2.2530039538877" calcext:value-type="float">
            <text:p>2.2530039538877</text:p>
          </table:table-cell>
          <table:table-cell office:value-type="float" office:value="32.2894593177311" calcext:value-type="float">
            <text:p>32.2894593177311</text:p>
          </table:table-cell>
          <table:table-cell office:value-type="float" office:value="0.894946207431692" calcext:value-type="float">
            <text:p>0.894946207431692</text:p>
          </table:table-cell>
          <table:table-cell office:value-type="float" office:value="0.106300003592489" calcext:value-type="float">
            <text:p>0.1063000035924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lat</text:p>
          </table:table-cell>
          <table:table-cell office:value-type="float" office:value="1.79084098921093" calcext:value-type="float">
            <text:p>1.79084098921093</text:p>
          </table:table-cell>
          <table:table-cell office:value-type="float" office:value="37.1105134411245" calcext:value-type="float">
            <text:p>37.1105134411245</text:p>
          </table:table-cell>
          <table:table-cell office:value-type="float" office:value="1" calcext:value-type="float">
            <text:p>1</text:p>
          </table:table-cell>
          <table:table-cell office:value-type="float" office:value="0.105359058202931" calcext:value-type="float">
            <text:p>0.1053590582029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ull</text:p>
          </table:table-cell>
          <table:table-cell office:value-type="float" office:value="1.79084103183049" calcext:value-type="float">
            <text:p>1.79084103183049</text:p>
          </table:table-cell>
          <table:table-cell office:value-type="float" office:value="37.1105348744454" calcext:value-type="float">
            <text:p>37.1105348744454</text:p>
          </table:table-cell>
          <table:table-cell office:value-type="float" office:value="1" calcext:value-type="float">
            <text:p>1</text:p>
          </table:table-cell>
          <table:table-cell office:value-type="float" office:value="0.105359058202931" calcext:value-type="float">
            <text:p>0.1053590582029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linear</text:p>
          </table:table-cell>
          <table:table-cell office:value-type="float" office:value="2.764280690531" calcext:value-type="float">
            <text:p>2.764280690531</text:p>
          </table:table-cell>
          <table:table-cell office:value-type="float" office:value="42.9389457384961" calcext:value-type="float">
            <text:p>42.9389457384961</text:p>
          </table:table-cell>
          <table:table-cell office:value-type="float" office:value="0.66578229478316" calcext:value-type="float">
            <text:p>0.66578229478316</text:p>
          </table:table-cell>
          <table:table-cell office:value-type="float" office:value="0.105325837276184" calcext:value-type="float">
            <text:p>0.105325837276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lat</text:p>
          </table:table-cell>
          <table:table-cell office:value-type="float" office:value="2.23729400340056" calcext:value-type="float">
            <text:p>2.23729400340056</text:p>
          </table:table-cell>
          <table:table-cell office:value-type="float" office:value="40.2852074687886" calcext:value-type="float">
            <text:p>40.2852074687886</text:p>
          </table:table-cell>
          <table:table-cell office:value-type="float" office:value="0.841009577714284" calcext:value-type="float">
            <text:p>0.841009577714284</text:p>
          </table:table-cell>
          <table:table-cell office:value-type="float" office:value="0.105332378238762" calcext:value-type="float">
            <text:p>0.1053323782387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ull</text:p>
          </table:table-cell>
          <table:table-cell office:value-type="float" office:value="2.02871180926411" calcext:value-type="float">
            <text:p>2.02871180926411</text:p>
          </table:table-cell>
          <table:table-cell office:value-type="float" office:value="39.3057127808292" calcext:value-type="float">
            <text:p>39.3057127808292</text:p>
          </table:table-cell>
          <table:table-cell office:value-type="float" office:value="0.91430264451287" calcext:value-type="float">
            <text:p>0.91430264451287</text:p>
          </table:table-cell>
          <table:table-cell office:value-type="float" office:value="0.105186630494614" calcext:value-type="float">
            <text:p>0.105186630494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linear</text:p>
          </table:table-cell>
          <table:table-cell office:value-type="float" office:value="2.41094903951297" calcext:value-type="float">
            <text:p>2.41094903951297</text:p>
          </table:table-cell>
          <table:table-cell office:value-type="float" office:value="47.4407044303081" calcext:value-type="float">
            <text:p>47.4407044303081</text:p>
          </table:table-cell>
          <table:table-cell office:value-type="float" office:value="0.810454022047098" calcext:value-type="float">
            <text:p>0.810454022047098</text:p>
          </table:table-cell>
          <table:table-cell office:value-type="float" office:value="0.0168787358560071" calcext:value-type="float">
            <text:p>0.01687873585600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lat</text:p>
          </table:table-cell>
          <table:table-cell office:value-type="float" office:value="2.34481068561685" calcext:value-type="float">
            <text:p>2.34481068561685</text:p>
          </table:table-cell>
          <table:table-cell office:value-type="float" office:value="48.4938649782965" calcext:value-type="float">
            <text:p>48.4938649782965</text:p>
          </table:table-cell>
          <table:table-cell office:value-type="float" office:value="1" calcext:value-type="float">
            <text:p>1</text:p>
          </table:table-cell>
          <table:table-cell office:value-type="float" office:value="0.0175419280164582" calcext:value-type="float">
            <text:p>0.01754192801645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ull</text:p>
          </table:table-cell>
          <table:table-cell office:value-type="float" office:value="2.34480983039044" calcext:value-type="float">
            <text:p>2.34480983039044</text:p>
          </table:table-cell>
          <table:table-cell office:value-type="float" office:value="48.49387370814" calcext:value-type="float">
            <text:p>48.49387370814</text:p>
          </table:table-cell>
          <table:table-cell office:value-type="float" office:value="1" calcext:value-type="float">
            <text:p>1</text:p>
          </table:table-cell>
          <table:table-cell office:value-type="float" office:value="0.0175419280164582" calcext:value-type="float">
            <text:p>0.01754192801645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linear</text:p>
          </table:table-cell>
          <table:table-cell office:value-type="float" office:value="3.22057017319493" calcext:value-type="float">
            <text:p>3.22057017319493</text:p>
          </table:table-cell>
          <table:table-cell office:value-type="float" office:value="48.5731571207452" calcext:value-type="float">
            <text:p>48.5731571207452</text:p>
          </table:table-cell>
          <table:table-cell office:value-type="float" office:value="0.656754746018274" calcext:value-type="float">
            <text:p>0.656754746018274</text:p>
          </table:table-cell>
          <table:table-cell office:value-type="float" office:value="0.0175419280164582" calcext:value-type="float">
            <text:p>0.01754192801645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lat</text:p>
          </table:table-cell>
          <table:table-cell office:value-type="float" office:value="2.71692332656141" calcext:value-type="float">
            <text:p>2.71692332656141</text:p>
          </table:table-cell>
          <table:table-cell office:value-type="float" office:value="48.5522867816237" calcext:value-type="float">
            <text:p>48.5522867816237</text:p>
          </table:table-cell>
          <table:table-cell office:value-type="float" office:value="0.862630479549432" calcext:value-type="float">
            <text:p>0.862630479549432</text:p>
          </table:table-cell>
          <table:table-cell office:value-type="float" office:value="0.0175419280164582" calcext:value-type="float">
            <text:p>0.01754192801645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ull</text:p>
          </table:table-cell>
          <table:table-cell office:value-type="float" office:value="2.54158471092285" calcext:value-type="float">
            <text:p>2.54158471092285</text:p>
          </table:table-cell>
          <table:table-cell office:value-type="float" office:value="48.5316176431571" calcext:value-type="float">
            <text:p>48.5316176431571</text:p>
          </table:table-cell>
          <table:table-cell office:value-type="float" office:value="0.926666813096915" calcext:value-type="float">
            <text:p>0.926666813096915</text:p>
          </table:table-cell>
          <table:table-cell office:value-type="float" office:value="0.0175419280164582" calcext:value-type="float">
            <text:p>0.01754192801645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linear</text:p>
          </table:table-cell>
          <table:table-cell office:value-type="float" office:value="2.25418584705851" calcext:value-type="float">
            <text:p>2.25418584705851</text:p>
          </table:table-cell>
          <table:table-cell office:value-type="float" office:value="45.1605301604871" calcext:value-type="float">
            <text:p>45.1605301604871</text:p>
          </table:table-cell>
          <table:table-cell office:value-type="float" office:value="0.771763661373533" calcext:value-type="float">
            <text:p>0.771763661373533</text:p>
          </table:table-cell>
          <table:table-cell office:value-type="float" office:value="0.0553603257828731" calcext:value-type="float">
            <text:p>0.05536032578287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lat</text:p>
          </table:table-cell>
          <table:table-cell office:value-type="float" office:value="1.93049120509488" calcext:value-type="float">
            <text:p>1.93049120509488</text:p>
          </table:table-cell>
          <table:table-cell office:value-type="float" office:value="48.1073362608965" calcext:value-type="float">
            <text:p>48.1073362608965</text:p>
          </table:table-cell>
          <table:table-cell office:value-type="float" office:value="1" calcext:value-type="float">
            <text:p>1</text:p>
          </table:table-cell>
          <table:table-cell office:value-type="float" office:value="0.0569363148743498" calcext:value-type="float">
            <text:p>0.05693631487434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ull</text:p>
          </table:table-cell>
          <table:table-cell office:value-type="float" office:value="1.93049066129348" calcext:value-type="float">
            <text:p>1.93049066129348</text:p>
          </table:table-cell>
          <table:table-cell office:value-type="float" office:value="48.1073353716642" calcext:value-type="float">
            <text:p>48.1073353716642</text:p>
          </table:table-cell>
          <table:table-cell office:value-type="float" office:value="1" calcext:value-type="float">
            <text:p>1</text:p>
          </table:table-cell>
          <table:table-cell office:value-type="float" office:value="0.0569363148743498" calcext:value-type="float">
            <text:p>0.05693631487434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linear</text:p>
          </table:table-cell>
          <table:table-cell office:value-type="float" office:value="2.67388407991413" calcext:value-type="float">
            <text:p>2.67388407991413</text:p>
          </table:table-cell>
          <table:table-cell office:value-type="float" office:value="48.2472624308621" calcext:value-type="float">
            <text:p>48.2472624308621</text:p>
          </table:table-cell>
          <table:table-cell office:value-type="float" office:value="0.657014215863736" calcext:value-type="float">
            <text:p>0.657014215863736</text:p>
          </table:table-cell>
          <table:table-cell office:value-type="float" office:value="0.0573307690544427" calcext:value-type="float">
            <text:p>0.05733076905444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lat</text:p>
          </table:table-cell>
          <table:table-cell office:value-type="float" office:value="2.28474095908414" calcext:value-type="float">
            <text:p>2.28474095908414</text:p>
          </table:table-cell>
          <table:table-cell office:value-type="float" office:value="48.2009187405718" calcext:value-type="float">
            <text:p>48.2009187405718</text:p>
          </table:table-cell>
          <table:table-cell office:value-type="float" office:value="0.858739576080616" calcext:value-type="float">
            <text:p>0.858739576080616</text:p>
          </table:table-cell>
          <table:table-cell office:value-type="float" office:value="0.0570383649230812" calcext:value-type="float">
            <text:p>0.05703836492308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ull</text:p>
          </table:table-cell>
          <table:table-cell office:value-type="float" office:value="2.11773675914099" calcext:value-type="float">
            <text:p>2.11773675914099</text:p>
          </table:table-cell>
          <table:table-cell office:value-type="float" office:value="48.161132596007" calcext:value-type="float">
            <text:p>48.161132596007</text:p>
          </table:table-cell>
          <table:table-cell office:value-type="float" office:value="0.924331532076589" calcext:value-type="float">
            <text:p>0.924331532076589</text:p>
          </table:table-cell>
          <table:table-cell office:value-type="float" office:value="0.057025080331982" calcext:value-type="float">
            <text:p>0.0570250803319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linear</text:p>
          </table:table-cell>
          <table:table-cell office:value-type="float" office:value="1.94775176757083" calcext:value-type="float">
            <text:p>1.94775176757083</text:p>
          </table:table-cell>
          <table:table-cell office:value-type="float" office:value="39.6694582920164" calcext:value-type="float">
            <text:p>39.6694582920164</text:p>
          </table:table-cell>
          <table:table-cell office:value-type="float" office:value="0.847335271000055" calcext:value-type="float">
            <text:p>0.847335271000055</text:p>
          </table:table-cell>
          <table:table-cell office:value-type="float" office:value="0.105842574595184" calcext:value-type="float">
            <text:p>0.105842574595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lat</text:p>
          </table:table-cell>
          <table:table-cell office:value-type="float" office:value="1.58126051360525" calcext:value-type="float">
            <text:p>1.58126051360525</text:p>
          </table:table-cell>
          <table:table-cell office:value-type="float" office:value="45.095013834223" calcext:value-type="float">
            <text:p>45.095013834223</text:p>
          </table:table-cell>
          <table:table-cell office:value-type="float" office:value="1" calcext:value-type="float">
            <text:p>1</text:p>
          </table:table-cell>
          <table:table-cell office:value-type="float" office:value="0.105949325695121" calcext:value-type="float">
            <text:p>0.1059493256951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ull</text:p>
          </table:table-cell>
          <table:table-cell office:value-type="float" office:value="1.58125910051663" calcext:value-type="float">
            <text:p>1.58125910051663</text:p>
          </table:table-cell>
          <table:table-cell office:value-type="float" office:value="45.095009769117" calcext:value-type="float">
            <text:p>45.095009769117</text:p>
          </table:table-cell>
          <table:table-cell office:value-type="float" office:value="1" calcext:value-type="float">
            <text:p>1</text:p>
          </table:table-cell>
          <table:table-cell office:value-type="float" office:value="0.105949325695121" calcext:value-type="float">
            <text:p>0.1059493256951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linear</text:p>
          </table:table-cell>
          <table:table-cell office:value-type="float" office:value="2.32828889395461" calcext:value-type="float">
            <text:p>2.32828889395461</text:p>
          </table:table-cell>
          <table:table-cell office:value-type="float" office:value="47.3814392852794" calcext:value-type="float">
            <text:p>47.3814392852794</text:p>
          </table:table-cell>
          <table:table-cell office:value-type="float" office:value="0.640805064824282" calcext:value-type="float">
            <text:p>0.640805064824282</text:p>
          </table:table-cell>
          <table:table-cell office:value-type="float" office:value="0.106308304756532" calcext:value-type="float">
            <text:p>0.1063083047565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lat</text:p>
          </table:table-cell>
          <table:table-cell office:value-type="float" office:value="1.91066278868958" calcext:value-type="float">
            <text:p>1.91066278868958</text:p>
          </table:table-cell>
          <table:table-cell office:value-type="float" office:value="46.5151870203078" calcext:value-type="float">
            <text:p>46.5151870203078</text:p>
          </table:table-cell>
          <table:table-cell office:value-type="float" office:value="0.84877924890486" calcext:value-type="float">
            <text:p>0.84877924890486</text:p>
          </table:table-cell>
          <table:table-cell office:value-type="float" office:value="0.106130528801146" calcext:value-type="float">
            <text:p>0.1061305288011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ull</text:p>
          </table:table-cell>
          <table:table-cell office:value-type="float" office:value="1.77528980463603" calcext:value-type="float">
            <text:p>1.77528980463603</text:p>
          </table:table-cell>
          <table:table-cell office:value-type="float" office:value="45.9216769663212" calcext:value-type="float">
            <text:p>45.9216769663212</text:p>
          </table:table-cell>
          <table:table-cell office:value-type="float" office:value="0.918076169475617" calcext:value-type="float">
            <text:p>0.918076169475617</text:p>
          </table:table-cell>
          <table:table-cell office:value-type="float" office:value="0.105840256857057" calcext:value-type="float">
            <text:p>0.1058402568570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linear</text:p>
          </table:table-cell>
          <table:table-cell office:value-type="float" office:value="2.7854704151402" calcext:value-type="float">
            <text:p>2.7854704151402</text:p>
          </table:table-cell>
          <table:table-cell office:value-type="float" office:value="79.3379818253096" calcext:value-type="float">
            <text:p>79.3379818253096</text:p>
          </table:table-cell>
          <table:table-cell office:value-type="float" office:value="0.840402041853366" calcext:value-type="float">
            <text:p>0.840402041853366</text:p>
          </table:table-cell>
          <table:table-cell office:value-type="float" office:value="0.0132390699614657" calcext:value-type="float">
            <text:p>0.01323906996146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lat</text:p>
          </table:table-cell>
          <table:table-cell office:value-type="float" office:value="2.69646503860631" calcext:value-type="float">
            <text:p>2.69646503860631</text:p>
          </table:table-cell>
          <table:table-cell office:value-type="float" office:value="84.0191640670937" calcext:value-type="float">
            <text:p>84.0191640670937</text:p>
          </table:table-cell>
          <table:table-cell office:value-type="float" office:value="0.997413696466136" calcext:value-type="float">
            <text:p>0.997413696466136</text:p>
          </table:table-cell>
          <table:table-cell office:value-type="float" office:value="0.0133305664143511" calcext:value-type="float">
            <text:p>0.01333056641435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ull</text:p>
          </table:table-cell>
          <table:table-cell office:value-type="float" office:value="2.69601215568845" calcext:value-type="float">
            <text:p>2.69601215568845</text:p>
          </table:table-cell>
          <table:table-cell office:value-type="float" office:value="84.0192044768887" calcext:value-type="float">
            <text:p>84.0192044768887</text:p>
          </table:table-cell>
          <table:table-cell office:value-type="float" office:value="0.998857631732352" calcext:value-type="float">
            <text:p>0.998857631732352</text:p>
          </table:table-cell>
          <table:table-cell office:value-type="float" office:value="0.0133305664143511" calcext:value-type="float">
            <text:p>0.01333056641435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linear</text:p>
          </table:table-cell>
          <table:table-cell office:value-type="float" office:value="3.85201588339328" calcext:value-type="float">
            <text:p>3.85201588339328</text:p>
          </table:table-cell>
          <table:table-cell office:value-type="float" office:value="85.1412070394832" calcext:value-type="float">
            <text:p>85.1412070394832</text:p>
          </table:table-cell>
          <table:table-cell office:value-type="float" office:value="0.66920722827267" calcext:value-type="float">
            <text:p>0.66920722827267</text:p>
          </table:table-cell>
          <table:table-cell office:value-type="float" office:value="0.0137964852118727" calcext:value-type="float">
            <text:p>0.0137964852118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lat</text:p>
          </table:table-cell>
          <table:table-cell office:value-type="float" office:value="3.24648293908798" calcext:value-type="float">
            <text:p>3.24648293908798</text:p>
          </table:table-cell>
          <table:table-cell office:value-type="float" office:value="84.9000571281491" calcext:value-type="float">
            <text:p>84.9000571281491</text:p>
          </table:table-cell>
          <table:table-cell office:value-type="float" office:value="0.846246466762594" calcext:value-type="float">
            <text:p>0.846246466762594</text:p>
          </table:table-cell>
          <table:table-cell office:value-type="float" office:value="0.0136676740884532" calcext:value-type="float">
            <text:p>0.01366767408845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ull</text:p>
          </table:table-cell>
          <table:table-cell office:value-type="float" office:value="2.98966709059852" calcext:value-type="float">
            <text:p>2.98966709059852</text:p>
          </table:table-cell>
          <table:table-cell office:value-type="float" office:value="84.5777017880592" calcext:value-type="float">
            <text:p>84.5777017880592</text:p>
          </table:table-cell>
          <table:table-cell office:value-type="float" office:value="0.918293195714588" calcext:value-type="float">
            <text:p>0.918293195714588</text:p>
          </table:table-cell>
          <table:table-cell office:value-type="float" office:value="0.0135071723912788" calcext:value-type="float">
            <text:p>0.01350717239127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linear</text:p>
          </table:table-cell>
          <table:table-cell office:value-type="float" office:value="2.58473242289196" calcext:value-type="float">
            <text:p>2.58473242289196</text:p>
          </table:table-cell>
          <table:table-cell office:value-type="float" office:value="64.9297852355213" calcext:value-type="float">
            <text:p>64.9297852355213</text:p>
          </table:table-cell>
          <table:table-cell office:value-type="float" office:value="0.838905991044368" calcext:value-type="float">
            <text:p>0.838905991044368</text:p>
          </table:table-cell>
          <table:table-cell office:value-type="float" office:value="0.0535324481760534" calcext:value-type="float">
            <text:p>0.05353244817605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lat</text:p>
          </table:table-cell>
          <table:table-cell office:value-type="float" office:value="2.21028213542898" calcext:value-type="float">
            <text:p>2.21028213542898</text:p>
          </table:table-cell>
          <table:table-cell office:value-type="float" office:value="79.1218563419424" calcext:value-type="float">
            <text:p>79.1218563419424</text:p>
          </table:table-cell>
          <table:table-cell office:value-type="float" office:value="0.996701253687339" calcext:value-type="float">
            <text:p>0.996701253687339</text:p>
          </table:table-cell>
          <table:table-cell office:value-type="float" office:value="0.0532305471270594" calcext:value-type="float">
            <text:p>0.05323054712705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ull</text:p>
          </table:table-cell>
          <table:table-cell office:value-type="float" office:value="2.20953805614649" calcext:value-type="float">
            <text:p>2.20953805614649</text:p>
          </table:table-cell>
          <table:table-cell office:value-type="float" office:value="79.1218711586583" calcext:value-type="float">
            <text:p>79.1218711586583</text:p>
          </table:table-cell>
          <table:table-cell office:value-type="float" office:value="0.999503488221135" calcext:value-type="float">
            <text:p>0.999503488221135</text:p>
          </table:table-cell>
          <table:table-cell office:value-type="float" office:value="0.0532305471270594" calcext:value-type="float">
            <text:p>0.05323054712705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linear</text:p>
          </table:table-cell>
          <table:table-cell office:value-type="float" office:value="3.11786965713754" calcext:value-type="float">
            <text:p>3.11786965713754</text:p>
          </table:table-cell>
          <table:table-cell office:value-type="float" office:value="83.3993302412945" calcext:value-type="float">
            <text:p>83.3993302412945</text:p>
          </table:table-cell>
          <table:table-cell office:value-type="float" office:value="0.662799045561096" calcext:value-type="float">
            <text:p>0.662799045561096</text:p>
          </table:table-cell>
          <table:table-cell office:value-type="float" office:value="0.0535071723912788" calcext:value-type="float">
            <text:p>0.05350717239127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lat</text:p>
          </table:table-cell>
          <table:table-cell office:value-type="float" office:value="2.72197419454238" calcext:value-type="float">
            <text:p>2.72197419454238</text:p>
          </table:table-cell>
          <table:table-cell office:value-type="float" office:value="81.5280377409405" calcext:value-type="float">
            <text:p>81.5280377409405</text:p>
          </table:table-cell>
          <table:table-cell office:value-type="float" office:value="0.847350027236448" calcext:value-type="float">
            <text:p>0.847350027236448</text:p>
          </table:table-cell>
          <table:table-cell office:value-type="float" office:value="0.0533415419066072" calcext:value-type="float">
            <text:p>0.05334154190660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ull</text:p>
          </table:table-cell>
          <table:table-cell office:value-type="float" office:value="2.4881961703759" calcext:value-type="float">
            <text:p>2.4881961703759</text:p>
          </table:table-cell>
          <table:table-cell office:value-type="float" office:value="80.5570567433916" calcext:value-type="float">
            <text:p>80.5570567433916</text:p>
          </table:table-cell>
          <table:table-cell office:value-type="float" office:value="0.918141829790977" calcext:value-type="float">
            <text:p>0.918141829790977</text:p>
          </table:table-cell>
          <table:table-cell office:value-type="float" office:value="0.0532604884711285" calcext:value-type="float">
            <text:p>0.05326048847112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linear</text:p>
          </table:table-cell>
          <table:table-cell office:value-type="float" office:value="2.12175459540811" calcext:value-type="float">
            <text:p>2.12175459540811</text:p>
          </table:table-cell>
          <table:table-cell office:value-type="float" office:value="50.4843371136092" calcext:value-type="float">
            <text:p>50.4843371136092</text:p>
          </table:table-cell>
          <table:table-cell office:value-type="float" office:value="0.87898567635406" calcext:value-type="float">
            <text:p>0.87898567635406</text:p>
          </table:table-cell>
          <table:table-cell office:value-type="float" office:value="0.104755328670196" calcext:value-type="float">
            <text:p>0.104755328670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lat</text:p>
          </table:table-cell>
          <table:table-cell office:value-type="float" office:value="1.76477223597309" calcext:value-type="float">
            <text:p>1.76477223597309</text:p>
          </table:table-cell>
          <table:table-cell office:value-type="float" office:value="63.7234966829557" calcext:value-type="float">
            <text:p>63.7234966829557</text:p>
          </table:table-cell>
          <table:table-cell office:value-type="float" office:value="0.999949452921054" calcext:value-type="float">
            <text:p>0.999949452921054</text:p>
          </table:table-cell>
          <table:table-cell office:value-type="float" office:value="0.103787493582628" calcext:value-type="float">
            <text:p>0.1037874935826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ull</text:p>
          </table:table-cell>
          <table:table-cell office:value-type="float" office:value="1.76477131810938" calcext:value-type="float">
            <text:p>1.76477131810938</text:p>
          </table:table-cell>
          <table:table-cell office:value-type="float" office:value="63.7235254086358" calcext:value-type="float">
            <text:p>63.7235254086358</text:p>
          </table:table-cell>
          <table:table-cell office:value-type="float" office:value="1" calcext:value-type="float">
            <text:p>1</text:p>
          </table:table-cell>
          <table:table-cell office:value-type="float" office:value="0.103787493582628" calcext:value-type="float">
            <text:p>0.1037874935826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linear</text:p>
          </table:table-cell>
          <table:table-cell office:value-type="float" office:value="2.73360074003626" calcext:value-type="float">
            <text:p>2.73360074003626</text:p>
          </table:table-cell>
          <table:table-cell office:value-type="float" office:value="74.4797337371473" calcext:value-type="float">
            <text:p>74.4797337371473</text:p>
          </table:table-cell>
          <table:table-cell office:value-type="float" office:value="0.658740185732282" calcext:value-type="float">
            <text:p>0.658740185732282</text:p>
          </table:table-cell>
          <table:table-cell office:value-type="float" office:value="0.103338931890456" calcext:value-type="float">
            <text:p>0.1033389318904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lat</text:p>
          </table:table-cell>
          <table:table-cell office:value-type="float" office:value="2.26859696918289" calcext:value-type="float">
            <text:p>2.26859696918289</text:p>
          </table:table-cell>
          <table:table-cell office:value-type="float" office:value="70.3182038183435" calcext:value-type="float">
            <text:p>70.3182038183435</text:p>
          </table:table-cell>
          <table:table-cell office:value-type="float" office:value="0.83839482721026" calcext:value-type="float">
            <text:p>0.83839482721026</text:p>
          </table:table-cell>
          <table:table-cell office:value-type="float" office:value="0.103536524899957" calcext:value-type="float">
            <text:p>0.1035365248999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full</text:p>
          </table:table-cell>
          <table:table-cell office:value-type="float" office:value="2.05852872758707" calcext:value-type="float">
            <text:p>2.05852872758707</text:p>
          </table:table-cell>
          <table:table-cell office:value-type="float" office:value="66.9019720267561" calcext:value-type="float">
            <text:p>66.9019720267561</text:p>
          </table:table-cell>
          <table:table-cell office:value-type="float" office:value="0.913076571291765" calcext:value-type="float">
            <text:p>0.913076571291765</text:p>
          </table:table-cell>
          <table:table-cell office:value-type="float" office:value="0.10364700016882" calcext:value-type="float">
            <text:p>0.10364700016882</text:p>
          </table:table-cell>
        </table:table-row>
      </table:table>
      <table:table table:name="Pivot Table_auction_grid_summary_1" table:style-name="ta1">
        <office:forms form:automatic-focus="false" form:apply-design-mode="false"/>
        <table:table-column table:style-name="co9" table:default-cell-style-name="ce4"/>
        <table:table-column table:style-name="co9" table:number-columns-repeated="2" table:default-cell-style-name="ce10"/>
        <table:table-column table:style-name="co9" table:number-columns-repeated="2" table:default-cell-style-name="ce9"/>
        <table:table-column table:style-name="co10" table:default-cell-style-name="ce17"/>
        <table:table-column table:style-name="co11" table:default-cell-style-name="ce22"/>
        <table:table-column table:style-name="co12" table:default-cell-style-name="ce22"/>
        <table:table-column table:style-name="co9" table:default-cell-style-name="ce27"/>
        <table:table-row table:style-name="ro1">
          <table:table-cell table:style-name="ce1"/>
          <table:table-cell table:style-name="ce7" table:number-columns-repeated="3"/>
          <table:table-cell table:style-name="ce13"/>
          <table:table-cell table:style-name="ce15" office:value-type="string" calcext:value-type="string">
            <text:p>Data</text:p>
          </table:table-cell>
          <table:table-cell table:style-name="ce20" table:number-columns-repeated="2"/>
          <table:table-cell table:style-name="ce25"/>
        </table:table-row>
        <table:table-row table:style-name="ro1">
          <table:table-cell table:style-name="ce2" office:value-type="string" calcext:value-type="string">
            <text:p>PFunc</text:p>
          </table:table-cell>
          <table:table-cell table:style-name="ce8" office:value-type="string" calcext:value-type="string">
            <text:p>QFunc</text:p>
          </table:table-cell>
          <table:table-cell table:style-name="ce8" office:value-type="string" calcext:value-type="string">
            <text:p>RateFloor</text:p>
          </table:table-cell>
          <table:table-cell table:style-name="ce8" office:value-type="string" calcext:value-type="string">
            <text:p>TotalFunds</text:p>
          </table:table-cell>
          <table:table-cell table:style-name="ce8" office:value-type="string" calcext:value-type="string">
            <text:p>N</text:p>
          </table:table-cell>
          <table:table-cell table:style-name="ce16" office:value-type="string" calcext:value-type="string">
            <text:p>Average - AvgA</text:p>
          </table:table-cell>
          <table:table-cell table:style-name="ce21" office:value-type="string" calcext:value-type="string">
            <text:p>Average - AvgAllocation</text:p>
          </table:table-cell>
          <table:table-cell table:style-name="ce21" office:value-type="string" calcext:value-type="string">
            <text:p>Average - AvgProfit</text:p>
          </table:table-cell>
          <table:table-cell table:style-name="ce26" office:value-type="string" calcext:value-type="string">
            <text:p>Average - AvgRate</text:p>
          </table:table-cell>
        </table:table-row>
        <table:table-row table:style-name="ro1">
          <table:table-cell table:style-name="ce3" office:value-type="string" calcext:value-type="string">
            <text:p>flat</text:p>
          </table:table-cell>
          <table:table-cell table:style-name="ce9" office:value-type="string" calcext:value-type="string">
            <text:p>linear</text:p>
          </table:table-cell>
          <table:table-cell table:style-name="ce9"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.5734783359385" calcext:value-type="float">
            <text:p>42.5734783359385</text:p>
          </table:table-cell>
          <table:table-cell office:value-type="float" office:value="2.64641690786937" calcext:value-type="float">
            <text:p>2.64641690786937</text:p>
          </table:table-cell>
          <table:table-cell office:value-type="float" office:value="0.0148123608927274" calcext:value-type="float">
            <text:p>0.0148123608927274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48.4938649782965" calcext:value-type="float">
            <text:p>48.4938649782965</text:p>
          </table:table-cell>
          <table:table-cell table:style-name="ce23" office:value-type="float" office:value="2.34481068561685" calcext:value-type="float">
            <text:p>2.34481068561685</text:p>
          </table:table-cell>
          <table:table-cell table:style-name="ce28" office:value-type="float" office:value="0.0175419280164582" calcext:value-type="float">
            <text:p>0.017541928016458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.6099596437548" calcext:value-type="float">
            <text:p>50.6099596437548</text:p>
          </table:table-cell>
          <table:table-cell office:value-type="float" office:value="2.90298006853258" calcext:value-type="float">
            <text:p>2.90298006853258</text:p>
          </table:table-cell>
          <table:table-cell office:value-type="float" office:value="0.0143210747570367" calcext:value-type="float">
            <text:p>0.0143210747570367</text:p>
          </table:table-cell>
        </table:table-row>
        <table:table-row table:style-name="ro1">
          <table:table-cell table:number-columns-repeated="2"/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997413696466136" calcext:value-type="float">
            <text:p>0.997413696466136</text:p>
          </table:table-cell>
          <table:table-cell table:style-name="ce23" office:value-type="float" office:value="84.0191640670937" calcext:value-type="float">
            <text:p>84.0191640670937</text:p>
          </table:table-cell>
          <table:table-cell table:style-name="ce23" office:value-type="float" office:value="2.69646503860631" calcext:value-type="float">
            <text:p>2.69646503860631</text:p>
          </table:table-cell>
          <table:table-cell table:style-name="ce28" office:value-type="float" office:value="0.0133305664143511" calcext:value-type="float">
            <text:p>0.0133305664143511</text:p>
          </table:table-cell>
        </table:table-row>
        <table:table-row table:style-name="ro1">
          <table:table-cell table:number-columns-repeated="2"/>
          <table:table-cell table:style-name="ce9"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.7967973802294" calcext:value-type="float">
            <text:p>40.7967973802294</text:p>
          </table:table-cell>
          <table:table-cell office:value-type="float" office:value="2.13573284576857" calcext:value-type="float">
            <text:p>2.13573284576857</text:p>
          </table:table-cell>
          <table:table-cell office:value-type="float" office:value="0.0549575959243861" calcext:value-type="float">
            <text:p>0.0549575959243861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48.1073362608965" calcext:value-type="float">
            <text:p>48.1073362608965</text:p>
          </table:table-cell>
          <table:table-cell table:style-name="ce23" office:value-type="float" office:value="1.93049120509488" calcext:value-type="float">
            <text:p>1.93049120509488</text:p>
          </table:table-cell>
          <table:table-cell table:style-name="ce28" office:value-type="float" office:value="0.0569363148743498" calcext:value-type="float">
            <text:p>0.0569363148743498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.894399008684" calcext:value-type="float">
            <text:p>46.894399008684</text:p>
          </table:table-cell>
          <table:table-cell office:value-type="float" office:value="2.29069027340326" calcext:value-type="float">
            <text:p>2.29069027340326</text:p>
          </table:table-cell>
          <table:table-cell office:value-type="float" office:value="0.0545097206005063" calcext:value-type="float">
            <text:p>0.0545097206005063</text:p>
          </table:table-cell>
        </table:table-row>
        <table:table-row table:style-name="ro1">
          <table:table-cell table:number-columns-repeated="2"/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996701253687339" calcext:value-type="float">
            <text:p>0.996701253687339</text:p>
          </table:table-cell>
          <table:table-cell table:style-name="ce23" office:value-type="float" office:value="79.1218563419424" calcext:value-type="float">
            <text:p>79.1218563419424</text:p>
          </table:table-cell>
          <table:table-cell table:style-name="ce23" office:value-type="float" office:value="2.21028213542898" calcext:value-type="float">
            <text:p>2.21028213542898</text:p>
          </table:table-cell>
          <table:table-cell table:style-name="ce28" office:value-type="float" office:value="0.0532305471270594" calcext:value-type="float">
            <text:p>0.0532305471270594</text:p>
          </table:table-cell>
        </table:table-row>
        <table:table-row table:style-name="ro1">
          <table:table-cell table:number-columns-repeated="2"/>
          <table:table-cell table:style-name="ce9"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.2284889408894" calcext:value-type="float">
            <text:p>34.2284889408894</text:p>
          </table:table-cell>
          <table:table-cell office:value-type="float" office:value="1.71585719346363" calcext:value-type="float">
            <text:p>1.71585719346363</text:p>
          </table:table-cell>
          <table:table-cell office:value-type="float" office:value="0.105550581449237" calcext:value-type="float">
            <text:p>0.105550581449237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45.095013834223" calcext:value-type="float">
            <text:p>45.095013834223</text:p>
          </table:table-cell>
          <table:table-cell table:style-name="ce23" office:value-type="float" office:value="1.58126051360525" calcext:value-type="float">
            <text:p>1.58126051360525</text:p>
          </table:table-cell>
          <table:table-cell table:style-name="ce28" office:value-type="float" office:value="0.105949325695121" calcext:value-type="float">
            <text:p>0.105949325695121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.1105134411245" calcext:value-type="float">
            <text:p>37.1105134411245</text:p>
          </table:table-cell>
          <table:table-cell office:value-type="float" office:value="1.79084098921093" calcext:value-type="float">
            <text:p>1.79084098921093</text:p>
          </table:table-cell>
          <table:table-cell office:value-type="float" office:value="0.105359058202931" calcext:value-type="float">
            <text:p>0.105359058202931</text:p>
          </table:table-cell>
        </table:table-row>
        <table:table-row table:style-name="ro1">
          <table:table-cell/>
          <table:table-cell table:style-name="ce11" table:number-columns-repeated="3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999949452921054" calcext:value-type="float">
            <text:p>0.999949452921054</text:p>
          </table:table-cell>
          <table:table-cell table:style-name="ce23" office:value-type="float" office:value="63.7234966829557" calcext:value-type="float">
            <text:p>63.7234966829557</text:p>
          </table:table-cell>
          <table:table-cell table:style-name="ce23" office:value-type="float" office:value="1.76477223597309" calcext:value-type="float">
            <text:p>1.76477223597309</text:p>
          </table:table-cell>
          <table:table-cell table:style-name="ce28" office:value-type="float" office:value="0.103787493582628" calcext:value-type="float">
            <text:p>0.103787493582628</text:p>
          </table:table-cell>
        </table:table-row>
        <table:table-row table:style-name="ro1">
          <table:table-cell/>
          <table:table-cell table:style-name="ce9" office:value-type="string" calcext:value-type="string">
            <text:p>quadratic</text:p>
          </table:table-cell>
          <table:table-cell table:style-name="ce9"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856107330768046" calcext:value-type="float">
            <text:p>0.856107330768046</text:p>
          </table:table-cell>
          <table:table-cell office:value-type="float" office:value="42.8022426473914" calcext:value-type="float">
            <text:p>42.8022426473914</text:p>
          </table:table-cell>
          <table:table-cell office:value-type="float" office:value="3.10078892231865" calcext:value-type="float">
            <text:p>3.10078892231865</text:p>
          </table:table-cell>
          <table:table-cell office:value-type="float" office:value="0.0148123608927274" calcext:value-type="float">
            <text:p>0.0148123608927274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862630479549432" calcext:value-type="float">
            <text:p>0.862630479549432</text:p>
          </table:table-cell>
          <table:table-cell table:style-name="ce23" office:value-type="float" office:value="48.5522867816237" calcext:value-type="float">
            <text:p>48.5522867816237</text:p>
          </table:table-cell>
          <table:table-cell table:style-name="ce23" office:value-type="float" office:value="2.71692332656141" calcext:value-type="float">
            <text:p>2.71692332656141</text:p>
          </table:table-cell>
          <table:table-cell table:style-name="ce28" office:value-type="float" office:value="0.0175419280164582" calcext:value-type="float">
            <text:p>0.017541928016458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850224020604863" calcext:value-type="float">
            <text:p>0.850224020604863</text:p>
          </table:table-cell>
          <table:table-cell office:value-type="float" office:value="51.4494824076943" calcext:value-type="float">
            <text:p>51.4494824076943</text:p>
          </table:table-cell>
          <table:table-cell office:value-type="float" office:value="3.45086921619199" calcext:value-type="float">
            <text:p>3.45086921619199</text:p>
          </table:table-cell>
          <table:table-cell office:value-type="float" office:value="0.0143210747570367" calcext:value-type="float">
            <text:p>0.0143210747570367</text:p>
          </table:table-cell>
        </table:table-row>
        <table:table-row table:style-name="ro1">
          <table:table-cell table:number-columns-repeated="2"/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846246466762594" calcext:value-type="float">
            <text:p>0.846246466762594</text:p>
          </table:table-cell>
          <table:table-cell table:style-name="ce23" office:value-type="float" office:value="84.9000571281491" calcext:value-type="float">
            <text:p>84.9000571281491</text:p>
          </table:table-cell>
          <table:table-cell table:style-name="ce23" office:value-type="float" office:value="3.24648293908798" calcext:value-type="float">
            <text:p>3.24648293908798</text:p>
          </table:table-cell>
          <table:table-cell table:style-name="ce28" office:value-type="float" office:value="0.0136676740884532" calcext:value-type="float">
            <text:p>0.0136676740884532</text:p>
          </table:table-cell>
        </table:table-row>
        <table:table-row table:style-name="ro1">
          <table:table-cell table:number-columns-repeated="2"/>
          <table:table-cell table:style-name="ce9"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853484141302125" calcext:value-type="float">
            <text:p>0.853484141302125</text:p>
          </table:table-cell>
          <table:table-cell office:value-type="float" office:value="41.883883743924" calcext:value-type="float">
            <text:p>41.883883743924</text:p>
          </table:table-cell>
          <table:table-cell office:value-type="float" office:value="2.54477430835681" calcext:value-type="float">
            <text:p>2.54477430835681</text:p>
          </table:table-cell>
          <table:table-cell office:value-type="float" office:value="0.0549363077379933" calcext:value-type="float">
            <text:p>0.0549363077379933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858739576080616" calcext:value-type="float">
            <text:p>0.858739576080616</text:p>
          </table:table-cell>
          <table:table-cell table:style-name="ce23" office:value-type="float" office:value="48.2009187405718" calcext:value-type="float">
            <text:p>48.2009187405718</text:p>
          </table:table-cell>
          <table:table-cell table:style-name="ce23" office:value-type="float" office:value="2.28474095908414" calcext:value-type="float">
            <text:p>2.28474095908414</text:p>
          </table:table-cell>
          <table:table-cell table:style-name="ce28" office:value-type="float" office:value="0.0570383649230812" calcext:value-type="float">
            <text:p>0.057038364923081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848499590006709" calcext:value-type="float">
            <text:p>0.848499590006709</text:p>
          </table:table-cell>
          <table:table-cell office:value-type="float" office:value="49.2057370971695" calcext:value-type="float">
            <text:p>49.2057370971695</text:p>
          </table:table-cell>
          <table:table-cell office:value-type="float" office:value="2.79382191230826" calcext:value-type="float">
            <text:p>2.79382191230826</text:p>
          </table:table-cell>
          <table:table-cell office:value-type="float" office:value="0.0544720046305929" calcext:value-type="float">
            <text:p>0.0544720046305929</text:p>
          </table:table-cell>
        </table:table-row>
        <table:table-row table:style-name="ro1">
          <table:table-cell table:number-columns-repeated="2"/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847350027236448" calcext:value-type="float">
            <text:p>0.847350027236448</text:p>
          </table:table-cell>
          <table:table-cell table:style-name="ce23" office:value-type="float" office:value="81.5280377409405" calcext:value-type="float">
            <text:p>81.5280377409405</text:p>
          </table:table-cell>
          <table:table-cell table:style-name="ce23" office:value-type="float" office:value="2.72197419454238" calcext:value-type="float">
            <text:p>2.72197419454238</text:p>
          </table:table-cell>
          <table:table-cell table:style-name="ce28" office:value-type="float" office:value="0.0533415419066072" calcext:value-type="float">
            <text:p>0.0533415419066072</text:p>
          </table:table-cell>
        </table:table-row>
        <table:table-row table:style-name="ro1">
          <table:table-cell table:number-columns-repeated="2"/>
          <table:table-cell table:style-name="ce9"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844561788493295" calcext:value-type="float">
            <text:p>0.844561788493295</text:p>
          </table:table-cell>
          <table:table-cell office:value-type="float" office:value="36.5338841821729" calcext:value-type="float">
            <text:p>36.5338841821729</text:p>
          </table:table-cell>
          <table:table-cell office:value-type="float" office:value="2.08902823486069" calcext:value-type="float">
            <text:p>2.08902823486069</text:p>
          </table:table-cell>
          <table:table-cell office:value-type="float" office:value="0.105519826522381" calcext:value-type="float">
            <text:p>0.105519826522381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84877924890486" calcext:value-type="float">
            <text:p>0.84877924890486</text:p>
          </table:table-cell>
          <table:table-cell table:style-name="ce23" office:value-type="float" office:value="46.5151870203078" calcext:value-type="float">
            <text:p>46.5151870203078</text:p>
          </table:table-cell>
          <table:table-cell table:style-name="ce23" office:value-type="float" office:value="1.91066278868958" calcext:value-type="float">
            <text:p>1.91066278868958</text:p>
          </table:table-cell>
          <table:table-cell table:style-name="ce28" office:value-type="float" office:value="0.106130528801146" calcext:value-type="float">
            <text:p>0.106130528801146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841009577714284" calcext:value-type="float">
            <text:p>0.841009577714284</text:p>
          </table:table-cell>
          <table:table-cell office:value-type="float" office:value="40.2852074687886" calcext:value-type="float">
            <text:p>40.2852074687886</text:p>
          </table:table-cell>
          <table:table-cell office:value-type="float" office:value="2.23729400340056" calcext:value-type="float">
            <text:p>2.23729400340056</text:p>
          </table:table-cell>
          <table:table-cell office:value-type="float" office:value="0.105332378238762" calcext:value-type="float">
            <text:p>0.105332378238762</text:p>
          </table:table-cell>
        </table:table-row>
        <table:table-row table:style-name="ro1">
          <table:table-cell table:style-name="ce5"/>
          <table:table-cell table:style-name="ce11" table:number-columns-repeated="3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83839482721026" calcext:value-type="float">
            <text:p>0.83839482721026</text:p>
          </table:table-cell>
          <table:table-cell table:style-name="ce23" office:value-type="float" office:value="70.3182038183435" calcext:value-type="float">
            <text:p>70.3182038183435</text:p>
          </table:table-cell>
          <table:table-cell table:style-name="ce23" office:value-type="float" office:value="2.26859696918289" calcext:value-type="float">
            <text:p>2.26859696918289</text:p>
          </table:table-cell>
          <table:table-cell table:style-name="ce28" office:value-type="float" office:value="0.103536524899957" calcext:value-type="float">
            <text:p>0.103536524899957</text:p>
          </table:table-cell>
        </table:table-row>
        <table:table-row table:style-name="ro1">
          <table:table-cell table:style-name="ce3" office:value-type="string" calcext:value-type="string">
            <text:p>linear</text:p>
          </table:table-cell>
          <table:table-cell table:style-name="ce9" office:value-type="string" calcext:value-type="string">
            <text:p>linear</text:p>
          </table:table-cell>
          <table:table-cell table:style-name="ce9"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855185933767283" calcext:value-type="float">
            <text:p>0.855185933767283</text:p>
          </table:table-cell>
          <table:table-cell office:value-type="float" office:value="40.953023078567" calcext:value-type="float">
            <text:p>40.953023078567</text:p>
          </table:table-cell>
          <table:table-cell office:value-type="float" office:value="2.71547060064503" calcext:value-type="float">
            <text:p>2.71547060064503</text:p>
          </table:table-cell>
          <table:table-cell office:value-type="float" office:value="0.0146827576928186" calcext:value-type="float">
            <text:p>0.0146827576928186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810454022047098" calcext:value-type="float">
            <text:p>0.810454022047098</text:p>
          </table:table-cell>
          <table:table-cell table:style-name="ce23" office:value-type="float" office:value="47.4407044303081" calcext:value-type="float">
            <text:p>47.4407044303081</text:p>
          </table:table-cell>
          <table:table-cell table:style-name="ce23" office:value-type="float" office:value="2.41094903951297" calcext:value-type="float">
            <text:p>2.41094903951297</text:p>
          </table:table-cell>
          <table:table-cell table:style-name="ce28" office:value-type="float" office:value="0.0168787358560071" calcext:value-type="float">
            <text:p>0.0168787358560071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886360725489907" calcext:value-type="float">
            <text:p>0.886360725489907</text:p>
          </table:table-cell>
          <table:table-cell office:value-type="float" office:value="47.3618618411792" calcext:value-type="float">
            <text:p>47.3618618411792</text:p>
          </table:table-cell>
          <table:table-cell office:value-type="float" office:value="2.93639143918612" calcext:value-type="float">
            <text:p>2.93639143918612</text:p>
          </table:table-cell>
          <table:table-cell office:value-type="float" office:value="0.0142534930496697" calcext:value-type="float">
            <text:p>0.0142534930496697</text:p>
          </table:table-cell>
        </table:table-row>
        <table:table-row table:style-name="ro1">
          <table:table-cell table:number-columns-repeated="2"/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840402041853366" calcext:value-type="float">
            <text:p>0.840402041853366</text:p>
          </table:table-cell>
          <table:table-cell table:style-name="ce23" office:value-type="float" office:value="79.3379818253096" calcext:value-type="float">
            <text:p>79.3379818253096</text:p>
          </table:table-cell>
          <table:table-cell table:style-name="ce23" office:value-type="float" office:value="2.7854704151402" calcext:value-type="float">
            <text:p>2.7854704151402</text:p>
          </table:table-cell>
          <table:table-cell table:style-name="ce28" office:value-type="float" office:value="0.0132390699614657" calcext:value-type="float">
            <text:p>0.0132390699614657</text:p>
          </table:table-cell>
        </table:table-row>
        <table:table-row table:style-name="ro1">
          <table:table-cell table:number-columns-repeated="2"/>
          <table:table-cell table:style-name="ce9"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79632250363863" calcext:value-type="float">
            <text:p>0.79632250363863</text:p>
          </table:table-cell>
          <table:table-cell office:value-type="float" office:value="33.8494442084481" calcext:value-type="float">
            <text:p>33.8494442084481</text:p>
          </table:table-cell>
          <table:table-cell office:value-type="float" office:value="2.4059087758914" calcext:value-type="float">
            <text:p>2.4059087758914</text:p>
          </table:table-cell>
          <table:table-cell office:value-type="float" office:value="0.0554857140293627" calcext:value-type="float">
            <text:p>0.0554857140293627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771763661373533" calcext:value-type="float">
            <text:p>0.771763661373533</text:p>
          </table:table-cell>
          <table:table-cell table:style-name="ce23" office:value-type="float" office:value="45.1605301604871" calcext:value-type="float">
            <text:p>45.1605301604871</text:p>
          </table:table-cell>
          <table:table-cell table:style-name="ce23" office:value-type="float" office:value="2.25418584705851" calcext:value-type="float">
            <text:p>2.25418584705851</text:p>
          </table:table-cell>
          <table:table-cell table:style-name="ce28" office:value-type="float" office:value="0.0553603257828731" calcext:value-type="float">
            <text:p>0.0553603257828731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817205731577074" calcext:value-type="float">
            <text:p>0.817205731577074</text:p>
          </table:table-cell>
          <table:table-cell office:value-type="float" office:value="36.9429200823956" calcext:value-type="float">
            <text:p>36.9429200823956</text:p>
          </table:table-cell>
          <table:table-cell office:value-type="float" office:value="2.52487202722011" calcext:value-type="float">
            <text:p>2.52487202722011</text:p>
          </table:table-cell>
          <table:table-cell office:value-type="float" office:value="0.0553323782387618" calcext:value-type="float">
            <text:p>0.0553323782387618</text:p>
          </table:table-cell>
        </table:table-row>
        <table:table-row table:style-name="ro1">
          <table:table-cell table:number-columns-repeated="2"/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838905991044368" calcext:value-type="float">
            <text:p>0.838905991044368</text:p>
          </table:table-cell>
          <table:table-cell table:style-name="ce23" office:value-type="float" office:value="64.9297852355213" calcext:value-type="float">
            <text:p>64.9297852355213</text:p>
          </table:table-cell>
          <table:table-cell table:style-name="ce23" office:value-type="float" office:value="2.58473242289196" calcext:value-type="float">
            <text:p>2.58473242289196</text:p>
          </table:table-cell>
          <table:table-cell table:style-name="ce28" office:value-type="float" office:value="0.0535324481760534" calcext:value-type="float">
            <text:p>0.0535324481760534</text:p>
          </table:table-cell>
        </table:table-row>
        <table:table-row table:style-name="ro1">
          <table:table-cell table:number-columns-repeated="2"/>
          <table:table-cell table:style-name="ce9"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882262674988744" calcext:value-type="float">
            <text:p>0.882262674988744</text:p>
          </table:table-cell>
          <table:table-cell office:value-type="float" office:value="30.5907874805312" calcext:value-type="float">
            <text:p>30.5907874805312</text:p>
          </table:table-cell>
          <table:table-cell office:value-type="float" office:value="2.19710494300109" calcext:value-type="float">
            <text:p>2.19710494300109</text:p>
          </table:table-cell>
          <table:table-cell office:value-type="float" office:value="0.106416701287033" calcext:value-type="float">
            <text:p>0.106416701287033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847335271000055" calcext:value-type="float">
            <text:p>0.847335271000055</text:p>
          </table:table-cell>
          <table:table-cell table:style-name="ce23" office:value-type="float" office:value="39.6694582920164" calcext:value-type="float">
            <text:p>39.6694582920164</text:p>
          </table:table-cell>
          <table:table-cell table:style-name="ce23" office:value-type="float" office:value="1.94775176757083" calcext:value-type="float">
            <text:p>1.94775176757083</text:p>
          </table:table-cell>
          <table:table-cell table:style-name="ce28" office:value-type="float" office:value="0.105842574595184" calcext:value-type="float">
            <text:p>0.105842574595184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894946207431692" calcext:value-type="float">
            <text:p>0.894946207431692</text:p>
          </table:table-cell>
          <table:table-cell office:value-type="float" office:value="32.2894593177311" calcext:value-type="float">
            <text:p>32.2894593177311</text:p>
          </table:table-cell>
          <table:table-cell office:value-type="float" office:value="2.2530039538877" calcext:value-type="float">
            <text:p>2.2530039538877</text:p>
          </table:table-cell>
          <table:table-cell office:value-type="float" office:value="0.106300003592489" calcext:value-type="float">
            <text:p>0.106300003592489</text:p>
          </table:table-cell>
        </table:table-row>
        <table:table-row table:style-name="ro1">
          <table:table-cell/>
          <table:table-cell table:style-name="ce11" table:number-columns-repeated="3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87898567635406" calcext:value-type="float">
            <text:p>0.87898567635406</text:p>
          </table:table-cell>
          <table:table-cell table:style-name="ce23" office:value-type="float" office:value="50.4843371136092" calcext:value-type="float">
            <text:p>50.4843371136092</text:p>
          </table:table-cell>
          <table:table-cell table:style-name="ce23" office:value-type="float" office:value="2.12175459540811" calcext:value-type="float">
            <text:p>2.12175459540811</text:p>
          </table:table-cell>
          <table:table-cell table:style-name="ce28" office:value-type="float" office:value="0.104755328670196" calcext:value-type="float">
            <text:p>0.104755328670196</text:p>
          </table:table-cell>
        </table:table-row>
        <table:table-row table:style-name="ro1">
          <table:table-cell/>
          <table:table-cell table:style-name="ce9" office:value-type="string" calcext:value-type="string">
            <text:p>quadratic</text:p>
          </table:table-cell>
          <table:table-cell table:style-name="ce9"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665871350372148" calcext:value-type="float">
            <text:p>0.665871350372148</text:p>
          </table:table-cell>
          <table:table-cell office:value-type="float" office:value="42.8541225421474" calcext:value-type="float">
            <text:p>42.8541225421474</text:p>
          </table:table-cell>
          <table:table-cell office:value-type="float" office:value="3.65091436150441" calcext:value-type="float">
            <text:p>3.65091436150441</text:p>
          </table:table-cell>
          <table:table-cell office:value-type="float" office:value="0.0148123608927274" calcext:value-type="float">
            <text:p>0.0148123608927274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656754746018274" calcext:value-type="float">
            <text:p>0.656754746018274</text:p>
          </table:table-cell>
          <table:table-cell table:style-name="ce23" office:value-type="float" office:value="48.5731571207452" calcext:value-type="float">
            <text:p>48.5731571207452</text:p>
          </table:table-cell>
          <table:table-cell table:style-name="ce23" office:value-type="float" office:value="3.22057017319493" calcext:value-type="float">
            <text:p>3.22057017319493</text:p>
          </table:table-cell>
          <table:table-cell table:style-name="ce28" office:value-type="float" office:value="0.0175419280164582" calcext:value-type="float">
            <text:p>0.017541928016458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683165213623694" calcext:value-type="float">
            <text:p>0.683165213623694</text:p>
          </table:table-cell>
          <table:table-cell office:value-type="float" office:value="51.6868795206871" calcext:value-type="float">
            <text:p>51.6868795206871</text:p>
          </table:table-cell>
          <table:table-cell office:value-type="float" office:value="4.04138963284494" calcext:value-type="float">
            <text:p>4.04138963284494</text:p>
          </table:table-cell>
          <table:table-cell office:value-type="float" office:value="0.0143210747570367" calcext:value-type="float">
            <text:p>0.0143210747570367</text:p>
          </table:table-cell>
        </table:table-row>
        <table:table-row table:style-name="ro1">
          <table:table-cell table:number-columns-repeated="2"/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66920722827267" calcext:value-type="float">
            <text:p>0.66920722827267</text:p>
          </table:table-cell>
          <table:table-cell table:style-name="ce23" office:value-type="float" office:value="85.1412070394832" calcext:value-type="float">
            <text:p>85.1412070394832</text:p>
          </table:table-cell>
          <table:table-cell table:style-name="ce23" office:value-type="float" office:value="3.85201588339328" calcext:value-type="float">
            <text:p>3.85201588339328</text:p>
          </table:table-cell>
          <table:table-cell table:style-name="ce28" office:value-type="float" office:value="0.0137964852118727" calcext:value-type="float">
            <text:p>0.0137964852118727</text:p>
          </table:table-cell>
        </table:table-row>
        <table:table-row table:style-name="ro1">
          <table:table-cell table:number-columns-repeated="2"/>
          <table:table-cell table:style-name="ce9"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665701717783713" calcext:value-type="float">
            <text:p>0.665701717783713</text:p>
          </table:table-cell>
          <table:table-cell office:value-type="float" office:value="42.5937139140736" calcext:value-type="float">
            <text:p>42.5937139140736</text:p>
          </table:table-cell>
          <table:table-cell office:value-type="float" office:value="3.01908635494615" calcext:value-type="float">
            <text:p>3.01908635494615</text:p>
          </table:table-cell>
          <table:table-cell office:value-type="float" office:value="0.0547499506183676" calcext:value-type="float">
            <text:p>0.0547499506183676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657014215863736" calcext:value-type="float">
            <text:p>0.657014215863736</text:p>
          </table:table-cell>
          <table:table-cell table:style-name="ce23" office:value-type="float" office:value="48.2472624308621" calcext:value-type="float">
            <text:p>48.2472624308621</text:p>
          </table:table-cell>
          <table:table-cell table:style-name="ce23" office:value-type="float" office:value="2.67388407991413" calcext:value-type="float">
            <text:p>2.67388407991413</text:p>
          </table:table-cell>
          <table:table-cell table:style-name="ce28" office:value-type="float" office:value="0.0573307690544427" calcext:value-type="float">
            <text:p>0.0573307690544427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680483415957533" calcext:value-type="float">
            <text:p>0.680483415957533</text:p>
          </table:table-cell>
          <table:table-cell office:value-type="float" office:value="50.6793935885474" calcext:value-type="float">
            <text:p>50.6793935885474</text:p>
          </table:table-cell>
          <table:table-cell office:value-type="float" office:value="3.3157041299664" calcext:value-type="float">
            <text:p>3.3157041299664</text:p>
          </table:table-cell>
          <table:table-cell office:value-type="float" office:value="0.0542534930496697" calcext:value-type="float">
            <text:p>0.0542534930496697</text:p>
          </table:table-cell>
        </table:table-row>
        <table:table-row table:style-name="ro1">
          <table:table-cell table:number-columns-repeated="2"/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662799045561096" calcext:value-type="float">
            <text:p>0.662799045561096</text:p>
          </table:table-cell>
          <table:table-cell table:style-name="ce23" office:value-type="float" office:value="83.3993302412945" calcext:value-type="float">
            <text:p>83.3993302412945</text:p>
          </table:table-cell>
          <table:table-cell table:style-name="ce23" office:value-type="float" office:value="3.11786965713754" calcext:value-type="float">
            <text:p>3.11786965713754</text:p>
          </table:table-cell>
          <table:table-cell table:style-name="ce28" office:value-type="float" office:value="0.0535071723912788" calcext:value-type="float">
            <text:p>0.0535071723912788</text:p>
          </table:table-cell>
        </table:table-row>
        <table:table-row table:style-name="ro1">
          <table:table-cell table:number-columns-repeated="2"/>
          <table:table-cell table:style-name="ce9"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656307290062205" calcext:value-type="float">
            <text:p>0.656307290062205</text:p>
          </table:table-cell>
          <table:table-cell office:value-type="float" office:value="37.9254073724197" calcext:value-type="float">
            <text:p>37.9254073724197</text:p>
          </table:table-cell>
          <table:table-cell office:value-type="float" office:value="2.56572221242584" calcext:value-type="float">
            <text:p>2.56572221242584</text:p>
          </table:table-cell>
          <table:table-cell office:value-type="float" office:value="0.105642802805624" calcext:value-type="float">
            <text:p>0.105642802805624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640805064824282" calcext:value-type="float">
            <text:p>0.640805064824282</text:p>
          </table:table-cell>
          <table:table-cell table:style-name="ce23" office:value-type="float" office:value="47.3814392852794" calcext:value-type="float">
            <text:p>47.3814392852794</text:p>
          </table:table-cell>
          <table:table-cell table:style-name="ce23" office:value-type="float" office:value="2.32828889395461" calcext:value-type="float">
            <text:p>2.32828889395461</text:p>
          </table:table-cell>
          <table:table-cell table:style-name="ce28" office:value-type="float" office:value="0.106308304756532" calcext:value-type="float">
            <text:p>0.10630830475653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66578229478316" calcext:value-type="float">
            <text:p>0.66578229478316</text:p>
          </table:table-cell>
          <table:table-cell office:value-type="float" office:value="42.9389457384961" calcext:value-type="float">
            <text:p>42.9389457384961</text:p>
          </table:table-cell>
          <table:table-cell office:value-type="float" office:value="2.764280690531" calcext:value-type="float">
            <text:p>2.764280690531</text:p>
          </table:table-cell>
          <table:table-cell office:value-type="float" office:value="0.105325837276184" calcext:value-type="float">
            <text:p>0.105325837276184</text:p>
          </table:table-cell>
        </table:table-row>
        <table:table-row table:style-name="ro1">
          <table:table-cell table:style-name="ce5"/>
          <table:table-cell table:style-name="ce11" table:number-columns-repeated="3"/>
          <table:table-cell table:style-name="ce11" office:value-type="float" office:value="10" calcext:value-type="float">
            <text:p>10</text:p>
          </table:table-cell>
          <table:table-cell table:style-name="ce18" office:value-type="float" office:value="0.658740185732282" calcext:value-type="float">
            <text:p>0.658740185732282</text:p>
          </table:table-cell>
          <table:table-cell table:style-name="ce23" office:value-type="float" office:value="74.4797337371473" calcext:value-type="float">
            <text:p>74.4797337371473</text:p>
          </table:table-cell>
          <table:table-cell table:style-name="ce23" office:value-type="float" office:value="2.73360074003626" calcext:value-type="float">
            <text:p>2.73360074003626</text:p>
          </table:table-cell>
          <table:table-cell table:style-name="ce28" office:value-type="float" office:value="0.103338931890456" calcext:value-type="float">
            <text:p>0.103338931890456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table:number-columns-repeated="3"/>
          <table:table-cell table:style-name="ce14"/>
          <table:table-cell table:style-name="ce19" office:value-type="float" office:value="0.839017785148514" calcext:value-type="float">
            <text:p>0.839017785148514</text:p>
          </table:table-cell>
          <table:table-cell table:style-name="ce24" office:value-type="float" office:value="51.4137579852165" calcext:value-type="float">
            <text:p>51.4137579852165</text:p>
          </table:table-cell>
          <table:table-cell table:style-name="ce24" office:value-type="float" office:value="2.57911417717547" calcext:value-type="float">
            <text:p>2.57911417717547</text:p>
          </table:table-cell>
          <table:table-cell table:style-name="ce29" office:value-type="float" office:value="0.0584155359292615" calcext:value-type="float">
            <text:p>0.0584155359292615</text:p>
          </table:table-cell>
        </table:table-row>
      </table:table>
      <table:named-expressions/>
      <table:data-pilot-tables>
        <table:data-pilot-table table:name="DataPilot1" table:application-data="" table:target-range-address="'Pivot Table_auction_grid_summary_1'.A1:'Pivot Table_auction_grid_summary_1'.I51" table:buttons="'Pivot Table_auction_grid_summary_1'.A2 'Pivot Table_auction_grid_summary_1'.B2 'Pivot Table_auction_grid_summary_1'.C2 'Pivot Table_auction_grid_summary_1'.D2 'Pivot Table_auction_grid_summary_1'.E2 'Pivot Table_auction_grid_summary_1'.F1" table:show-filter-button="false" table:drill-down-on-double-click="false">
          <table:source-cell-range table:cell-range-address="auction_grid_summary.A1:auction_grid_summary.I73"/>
          <table:data-pilot-field table:source-field-name="PFunc" table:orientation="row" table:used-hierarchy="0" table:function="auto">
            <table:data-pilot-level table:show-empty="false" calcext:repeat-item-labels="false">
              <table:data-pilot-members>
                <table:data-pilot-member table:name="flat" table:display="true" table:show-details="true"/>
                <table:data-pilot-member table:name="full" table:display="false" table:show-details="true"/>
                <table:data-pilot-member table:name="linea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Func" table:orientation="row" table:used-hierarchy="0" table:function="auto">
            <table:data-pilot-level table:show-empty="false" calcext:repeat-item-labels="false">
              <table:data-pilot-members>
                <table:data-pilot-member table:name="linear" table:display="true" table:show-details="true"/>
                <table:data-pilot-member table:name="quadrati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teFloor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Fund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A" table:orientation="data" table:used-hierarchy="0" table:function="average">
            <table:data-pilot-level table:show-empty="false" calcext:repeat-item-labels="false">
              <table:data-pilot-members>
                <table:data-pilot-member table:name="0.640805064824282" table:display="true" table:show-details="true"/>
                <table:data-pilot-member table:name="0.656307290062205" table:display="true" table:show-details="true"/>
                <table:data-pilot-member table:name="0.656754746018274" table:display="true" table:show-details="true"/>
                <table:data-pilot-member table:name="0.657014215863736" table:display="true" table:show-details="true"/>
                <table:data-pilot-member table:name="0.658740185732282" table:display="true" table:show-details="true"/>
                <table:data-pilot-member table:name="0.662799045561096" table:display="true" table:show-details="true"/>
                <table:data-pilot-member table:name="0.665701717783713" table:display="true" table:show-details="true"/>
                <table:data-pilot-member table:name="0.66578229478316" table:display="true" table:show-details="true"/>
                <table:data-pilot-member table:name="0.665871350372148" table:display="true" table:show-details="true"/>
                <table:data-pilot-member table:name="0.66920722827267" table:display="true" table:show-details="true"/>
                <table:data-pilot-member table:name="0.680483415957533" table:display="true" table:show-details="true"/>
                <table:data-pilot-member table:name="0.683165213623694" table:display="true" table:show-details="true"/>
                <table:data-pilot-member table:name="0.771763661373533" table:display="true" table:show-details="true"/>
                <table:data-pilot-member table:name="0.79632250363863" table:display="true" table:show-details="true"/>
                <table:data-pilot-member table:name="0.810454022047098" table:display="true" table:show-details="true"/>
                <table:data-pilot-member table:name="0.817205731577074" table:display="true" table:show-details="true"/>
                <table:data-pilot-member table:name="0.83839482721026" table:display="true" table:show-details="true"/>
                <table:data-pilot-member table:name="0.838905991044368" table:display="true" table:show-details="true"/>
                <table:data-pilot-member table:name="0.840402041853366" table:display="true" table:show-details="true"/>
                <table:data-pilot-member table:name="0.841009577714284" table:display="true" table:show-details="true"/>
                <table:data-pilot-member table:name="0.844561788493295" table:display="true" table:show-details="true"/>
                <table:data-pilot-member table:name="0.846246466762594" table:display="true" table:show-details="true"/>
                <table:data-pilot-member table:name="0.847335271000055" table:display="true" table:show-details="true"/>
                <table:data-pilot-member table:name="0.847350027236448" table:display="true" table:show-details="true"/>
                <table:data-pilot-member table:name="0.848499590006709" table:display="true" table:show-details="true"/>
                <table:data-pilot-member table:name="0.84877924890486" table:display="true" table:show-details="true"/>
                <table:data-pilot-member table:name="0.850224020604863" table:display="true" table:show-details="true"/>
                <table:data-pilot-member table:name="0.853484141302125" table:display="true" table:show-details="true"/>
                <table:data-pilot-member table:name="0.855185933767283" table:display="true" table:show-details="true"/>
                <table:data-pilot-member table:name="0.856107330768046" table:display="true" table:show-details="true"/>
                <table:data-pilot-member table:name="0.858739576080616" table:display="true" table:show-details="true"/>
                <table:data-pilot-member table:name="0.862630479549432" table:display="true" table:show-details="true"/>
                <table:data-pilot-member table:name="0.87898567635406" table:display="true" table:show-details="true"/>
                <table:data-pilot-member table:name="0.882262674988744" table:display="true" table:show-details="true"/>
                <table:data-pilot-member table:name="0.886360725489907" table:display="true" table:show-details="true"/>
                <table:data-pilot-member table:name="0.894946207431692" table:display="true" table:show-details="true"/>
                <table:data-pilot-member table:name="0.913076571291765" table:display="true" table:show-details="true"/>
                <table:data-pilot-member table:name="0.91430264451287" table:display="true" table:show-details="true"/>
                <table:data-pilot-member table:name="0.916151724443578" table:display="true" table:show-details="true"/>
                <table:data-pilot-member table:name="0.918076169475617" table:display="true" table:show-details="true"/>
                <table:data-pilot-member table:name="0.918141829790977" table:display="true" table:show-details="true"/>
                <table:data-pilot-member table:name="0.918293195714588" table:display="true" table:show-details="true"/>
                <table:data-pilot-member table:name="0.918707959868985" table:display="true" table:show-details="true"/>
                <table:data-pilot-member table:name="0.919735315283837" table:display="true" table:show-details="true"/>
                <table:data-pilot-member table:name="0.921344123367025" table:display="true" table:show-details="true"/>
                <table:data-pilot-member table:name="0.92298963106351" table:display="true" table:show-details="true"/>
                <table:data-pilot-member table:name="0.924331532076589" table:display="true" table:show-details="true"/>
                <table:data-pilot-member table:name="0.926666813096915" table:display="true" table:show-details="true"/>
                <table:data-pilot-member table:name="0.996701253687339" table:display="true" table:show-details="true"/>
                <table:data-pilot-member table:name="0.997413696466136" table:display="true" table:show-details="true"/>
                <table:data-pilot-member table:name="0.998857631732352" table:display="true" table:show-details="true"/>
                <table:data-pilot-member table:name="0.999503488221135" table:display="true" table:show-details="true"/>
                <table:data-pilot-member table:name="0.999949452921054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Allocation" table:orientation="data" table:used-hierarchy="0" table:function="average">
            <table:data-pilot-level table:show-empty="false" calcext:repeat-item-labels="false">
              <table:data-pilot-members>
                <table:data-pilot-member table:name="30.5907874805312" table:display="true" table:show-details="true"/>
                <table:data-pilot-member table:name="32.2894593177311" table:display="true" table:show-details="true"/>
                <table:data-pilot-member table:name="33.8494442084481" table:display="true" table:show-details="true"/>
                <table:data-pilot-member table:name="34.2284889408894" table:display="true" table:show-details="true"/>
                <table:data-pilot-member table:name="34.2284952547945" table:display="true" table:show-details="true"/>
                <table:data-pilot-member table:name="35.8749349519093" table:display="true" table:show-details="true"/>
                <table:data-pilot-member table:name="36.5338841821729" table:display="true" table:show-details="true"/>
                <table:data-pilot-member table:name="36.9429200823956" table:display="true" table:show-details="true"/>
                <table:data-pilot-member table:name="37.1105134411245" table:display="true" table:show-details="true"/>
                <table:data-pilot-member table:name="37.1105348744454" table:display="true" table:show-details="true"/>
                <table:data-pilot-member table:name="37.9254073724197" table:display="true" table:show-details="true"/>
                <table:data-pilot-member table:name="39.3057127808292" table:display="true" table:show-details="true"/>
                <table:data-pilot-member table:name="39.6694582920164" table:display="true" table:show-details="true"/>
                <table:data-pilot-member table:name="40.2852074687886" table:display="true" table:show-details="true"/>
                <table:data-pilot-member table:name="40.7967955638439" table:display="true" table:show-details="true"/>
                <table:data-pilot-member table:name="40.7967973802294" table:display="true" table:show-details="true"/>
                <table:data-pilot-member table:name="40.953023078567" table:display="true" table:show-details="true"/>
                <table:data-pilot-member table:name="41.3823815515499" table:display="true" table:show-details="true"/>
                <table:data-pilot-member table:name="41.883883743924" table:display="true" table:show-details="true"/>
                <table:data-pilot-member table:name="42.5734783359385" table:display="true" table:show-details="true"/>
                <table:data-pilot-member table:name="42.5734831812406" table:display="true" table:show-details="true"/>
                <table:data-pilot-member table:name="42.5937139140736" table:display="true" table:show-details="true"/>
                <table:data-pilot-member table:name="42.7260869526369" table:display="true" table:show-details="true"/>
                <table:data-pilot-member table:name="42.8022426473914" table:display="true" table:show-details="true"/>
                <table:data-pilot-member table:name="42.8541225421474" table:display="true" table:show-details="true"/>
                <table:data-pilot-member table:name="42.9389457384961" table:display="true" table:show-details="true"/>
                <table:data-pilot-member table:name="45.095009769117" table:display="true" table:show-details="true"/>
                <table:data-pilot-member table:name="45.095013834223" table:display="true" table:show-details="true"/>
                <table:data-pilot-member table:name="45.1605301604871" table:display="true" table:show-details="true"/>
                <table:data-pilot-member table:name="45.9216769663212" table:display="true" table:show-details="true"/>
                <table:data-pilot-member table:name="46.5151870203078" table:display="true" table:show-details="true"/>
                <table:data-pilot-member table:name="46.894399008684" table:display="true" table:show-details="true"/>
                <table:data-pilot-member table:name="46.8944072710855" table:display="true" table:show-details="true"/>
                <table:data-pilot-member table:name="47.3618618411792" table:display="true" table:show-details="true"/>
                <table:data-pilot-member table:name="47.3814392852794" table:display="true" table:show-details="true"/>
                <table:data-pilot-member table:name="47.4407044303081" table:display="true" table:show-details="true"/>
                <table:data-pilot-member table:name="48.1073353716642" table:display="true" table:show-details="true"/>
                <table:data-pilot-member table:name="48.1073362608965" table:display="true" table:show-details="true"/>
                <table:data-pilot-member table:name="48.1088232378794" table:display="true" table:show-details="true"/>
                <table:data-pilot-member table:name="48.161132596007" table:display="true" table:show-details="true"/>
                <table:data-pilot-member table:name="48.2009187405718" table:display="true" table:show-details="true"/>
                <table:data-pilot-member table:name="48.2472624308621" table:display="true" table:show-details="true"/>
                <table:data-pilot-member table:name="48.4938649782965" table:display="true" table:show-details="true"/>
                <table:data-pilot-member table:name="48.49387370814" table:display="true" table:show-details="true"/>
                <table:data-pilot-member table:name="48.5316176431571" table:display="true" table:show-details="true"/>
                <table:data-pilot-member table:name="48.5522867816237" table:display="true" table:show-details="true"/>
                <table:data-pilot-member table:name="48.5731571207452" table:display="true" table:show-details="true"/>
                <table:data-pilot-member table:name="49.2057370971695" table:display="true" table:show-details="true"/>
                <table:data-pilot-member table:name="50.4843371136092" table:display="true" table:show-details="true"/>
                <table:data-pilot-member table:name="50.6099596437548" table:display="true" table:show-details="true"/>
                <table:data-pilot-member table:name="50.6099862623673" table:display="true" table:show-details="true"/>
                <table:data-pilot-member table:name="50.6793935885474" table:display="true" table:show-details="true"/>
                <table:data-pilot-member table:name="51.1490061097193" table:display="true" table:show-details="true"/>
                <table:data-pilot-member table:name="51.4494824076943" table:display="true" table:show-details="true"/>
                <table:data-pilot-member table:name="51.6868795206871" table:display="true" table:show-details="true"/>
                <table:data-pilot-member table:name="63.7234966829557" table:display="true" table:show-details="true"/>
                <table:data-pilot-member table:name="63.7235254086358" table:display="true" table:show-details="true"/>
                <table:data-pilot-member table:name="64.9297852355213" table:display="true" table:show-details="true"/>
                <table:data-pilot-member table:name="66.9019720267561" table:display="true" table:show-details="true"/>
                <table:data-pilot-member table:name="70.3182038183435" table:display="true" table:show-details="true"/>
                <table:data-pilot-member table:name="74.4797337371473" table:display="true" table:show-details="true"/>
                <table:data-pilot-member table:name="79.1218563419424" table:display="true" table:show-details="true"/>
                <table:data-pilot-member table:name="79.1218711586583" table:display="true" table:show-details="true"/>
                <table:data-pilot-member table:name="79.3379818253096" table:display="true" table:show-details="true"/>
                <table:data-pilot-member table:name="80.5570567433916" table:display="true" table:show-details="true"/>
                <table:data-pilot-member table:name="81.5280377409405" table:display="true" table:show-details="true"/>
                <table:data-pilot-member table:name="83.3993302412945" table:display="true" table:show-details="true"/>
                <table:data-pilot-member table:name="84.0191640670937" table:display="true" table:show-details="true"/>
                <table:data-pilot-member table:name="84.0192044768887" table:display="true" table:show-details="true"/>
                <table:data-pilot-member table:name="84.5777017880592" table:display="true" table:show-details="true"/>
                <table:data-pilot-member table:name="84.9000571281491" table:display="true" table:show-details="true"/>
                <table:data-pilot-member table:name="85.14120703948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Profit" table:orientation="data" table:used-hierarchy="0" table:function="average">
            <table:data-pilot-level table:show-empty="false" calcext:repeat-item-labels="false">
              <table:data-pilot-members>
                <table:data-pilot-member table:name="1.58125910051663" table:display="true" table:show-details="true"/>
                <table:data-pilot-member table:name="1.58126051360525" table:display="true" table:show-details="true"/>
                <table:data-pilot-member table:name="1.71585695339086" table:display="true" table:show-details="true"/>
                <table:data-pilot-member table:name="1.71585719346363" table:display="true" table:show-details="true"/>
                <table:data-pilot-member table:name="1.76477131810938" table:display="true" table:show-details="true"/>
                <table:data-pilot-member table:name="1.76477223597309" table:display="true" table:show-details="true"/>
                <table:data-pilot-member table:name="1.77528980463603" table:display="true" table:show-details="true"/>
                <table:data-pilot-member table:name="1.79084098921093" table:display="true" table:show-details="true"/>
                <table:data-pilot-member table:name="1.79084103183049" table:display="true" table:show-details="true"/>
                <table:data-pilot-member table:name="1.91066278868958" table:display="true" table:show-details="true"/>
                <table:data-pilot-member table:name="1.91275386600998" table:display="true" table:show-details="true"/>
                <table:data-pilot-member table:name="1.93049066129348" table:display="true" table:show-details="true"/>
                <table:data-pilot-member table:name="1.93049120509488" table:display="true" table:show-details="true"/>
                <table:data-pilot-member table:name="1.94775176757083" table:display="true" table:show-details="true"/>
                <table:data-pilot-member table:name="2.02871180926411" table:display="true" table:show-details="true"/>
                <table:data-pilot-member table:name="2.05852872758707" table:display="true" table:show-details="true"/>
                <table:data-pilot-member table:name="2.08902823486069" table:display="true" table:show-details="true"/>
                <table:data-pilot-member table:name="2.11773675914099" table:display="true" table:show-details="true"/>
                <table:data-pilot-member table:name="2.12175459540811" table:display="true" table:show-details="true"/>
                <table:data-pilot-member table:name="2.13573243488954" table:display="true" table:show-details="true"/>
                <table:data-pilot-member table:name="2.13573284576857" table:display="true" table:show-details="true"/>
                <table:data-pilot-member table:name="2.19710494300109" table:display="true" table:show-details="true"/>
                <table:data-pilot-member table:name="2.20953805614649" table:display="true" table:show-details="true"/>
                <table:data-pilot-member table:name="2.21028213542898" table:display="true" table:show-details="true"/>
                <table:data-pilot-member table:name="2.23729400340056" table:display="true" table:show-details="true"/>
                <table:data-pilot-member table:name="2.2530039538877" table:display="true" table:show-details="true"/>
                <table:data-pilot-member table:name="2.25418584705851" table:display="true" table:show-details="true"/>
                <table:data-pilot-member table:name="2.26859696918289" table:display="true" table:show-details="true"/>
                <table:data-pilot-member table:name="2.28474095908414" table:display="true" table:show-details="true"/>
                <table:data-pilot-member table:name="2.29069026768844" table:display="true" table:show-details="true"/>
                <table:data-pilot-member table:name="2.29069027340326" table:display="true" table:show-details="true"/>
                <table:data-pilot-member table:name="2.32828889395461" table:display="true" table:show-details="true"/>
                <table:data-pilot-member table:name="2.34480983039044" table:display="true" table:show-details="true"/>
                <table:data-pilot-member table:name="2.34481068561685" table:display="true" table:show-details="true"/>
                <table:data-pilot-member table:name="2.35842413421475" table:display="true" table:show-details="true"/>
                <table:data-pilot-member table:name="2.4059087758914" table:display="true" table:show-details="true"/>
                <table:data-pilot-member table:name="2.41094903951297" table:display="true" table:show-details="true"/>
                <table:data-pilot-member table:name="2.4881961703759" table:display="true" table:show-details="true"/>
                <table:data-pilot-member table:name="2.52487202722011" table:display="true" table:show-details="true"/>
                <table:data-pilot-member table:name="2.54158471092285" table:display="true" table:show-details="true"/>
                <table:data-pilot-member table:name="2.54477430835681" table:display="true" table:show-details="true"/>
                <table:data-pilot-member table:name="2.56448776209284" table:display="true" table:show-details="true"/>
                <table:data-pilot-member table:name="2.56572221242584" table:display="true" table:show-details="true"/>
                <table:data-pilot-member table:name="2.58473242289196" table:display="true" table:show-details="true"/>
                <table:data-pilot-member table:name="2.64641629779482" table:display="true" table:show-details="true"/>
                <table:data-pilot-member table:name="2.64641690786937" table:display="true" table:show-details="true"/>
                <table:data-pilot-member table:name="2.67388407991413" table:display="true" table:show-details="true"/>
                <table:data-pilot-member table:name="2.69601215568845" table:display="true" table:show-details="true"/>
                <table:data-pilot-member table:name="2.69646503860631" table:display="true" table:show-details="true"/>
                <table:data-pilot-member table:name="2.71547060064503" table:display="true" table:show-details="true"/>
                <table:data-pilot-member table:name="2.71692332656141" table:display="true" table:show-details="true"/>
                <table:data-pilot-member table:name="2.72197419454238" table:display="true" table:show-details="true"/>
                <table:data-pilot-member table:name="2.73360074003626" table:display="true" table:show-details="true"/>
                <table:data-pilot-member table:name="2.764280690531" table:display="true" table:show-details="true"/>
                <table:data-pilot-member table:name="2.7854704151402" table:display="true" table:show-details="true"/>
                <table:data-pilot-member table:name="2.79382191230826" table:display="true" table:show-details="true"/>
                <table:data-pilot-member table:name="2.88787807777661" table:display="true" table:show-details="true"/>
                <table:data-pilot-member table:name="2.90298006853258" table:display="true" table:show-details="true"/>
                <table:data-pilot-member table:name="2.90298018515987" table:display="true" table:show-details="true"/>
                <table:data-pilot-member table:name="2.93639143918612" table:display="true" table:show-details="true"/>
                <table:data-pilot-member table:name="2.98966709059852" table:display="true" table:show-details="true"/>
                <table:data-pilot-member table:name="3.01908635494615" table:display="true" table:show-details="true"/>
                <table:data-pilot-member table:name="3.10078892231865" table:display="true" table:show-details="true"/>
                <table:data-pilot-member table:name="3.11786965713754" table:display="true" table:show-details="true"/>
                <table:data-pilot-member table:name="3.19835158220649" table:display="true" table:show-details="true"/>
                <table:data-pilot-member table:name="3.22057017319493" table:display="true" table:show-details="true"/>
                <table:data-pilot-member table:name="3.24648293908798" table:display="true" table:show-details="true"/>
                <table:data-pilot-member table:name="3.3157041299664" table:display="true" table:show-details="true"/>
                <table:data-pilot-member table:name="3.45086921619199" table:display="true" table:show-details="true"/>
                <table:data-pilot-member table:name="3.65091436150441" table:display="true" table:show-details="true"/>
                <table:data-pilot-member table:name="3.85201588339328" table:display="true" table:show-details="true"/>
                <table:data-pilot-member table:name="4.041389632844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Rate" table:orientation="data" table:used-hierarchy="0" table:function="average">
            <table:data-pilot-level table:show-empty="false" calcext:repeat-item-labels="false">
              <table:data-pilot-members>
                <table:data-pilot-member table:name="0.0132390699614657" table:display="true" table:show-details="true"/>
                <table:data-pilot-member table:name="0.0133305664143511" table:display="true" table:show-details="true"/>
                <table:data-pilot-member table:name="0.0135071723912788" table:display="true" table:show-details="true"/>
                <table:data-pilot-member table:name="0.0136676740884532" table:display="true" table:show-details="true"/>
                <table:data-pilot-member table:name="0.0137964852118727" table:display="true" table:show-details="true"/>
                <table:data-pilot-member table:name="0.0142534930496697" table:display="true" table:show-details="true"/>
                <table:data-pilot-member table:name="0.0143210747570367" table:display="true" table:show-details="true"/>
                <table:data-pilot-member table:name="0.0146827576928186" table:display="true" table:show-details="true"/>
                <table:data-pilot-member table:name="0.0148123608927274" table:display="true" table:show-details="true"/>
                <table:data-pilot-member table:name="0.0168787358560071" table:display="true" table:show-details="true"/>
                <table:data-pilot-member table:name="0.0175419280164582" table:display="true" table:show-details="true"/>
                <table:data-pilot-member table:name="0.0532305471270594" table:display="true" table:show-details="true"/>
                <table:data-pilot-member table:name="0.0532604884711285" table:display="true" table:show-details="true"/>
                <table:data-pilot-member table:name="0.0533415419066072" table:display="true" table:show-details="true"/>
                <table:data-pilot-member table:name="0.0535071723912788" table:display="true" table:show-details="true"/>
                <table:data-pilot-member table:name="0.0535324481760534" table:display="true" table:show-details="true"/>
                <table:data-pilot-member table:name="0.0542534930496697" table:display="true" table:show-details="true"/>
                <table:data-pilot-member table:name="0.0544720046305929" table:display="true" table:show-details="true"/>
                <table:data-pilot-member table:name="0.0545097206005063" table:display="true" table:show-details="true"/>
                <table:data-pilot-member table:name="0.0547499506183676" table:display="true" table:show-details="true"/>
                <table:data-pilot-member table:name="0.0549363077379933" table:display="true" table:show-details="true"/>
                <table:data-pilot-member table:name="0.0549575959243861" table:display="true" table:show-details="true"/>
                <table:data-pilot-member table:name="0.0553323782387618" table:display="true" table:show-details="true"/>
                <table:data-pilot-member table:name="0.0553603257828731" table:display="true" table:show-details="true"/>
                <table:data-pilot-member table:name="0.0554857140293627" table:display="true" table:show-details="true"/>
                <table:data-pilot-member table:name="0.0569363148743498" table:display="true" table:show-details="true"/>
                <table:data-pilot-member table:name="0.057025080331982" table:display="true" table:show-details="true"/>
                <table:data-pilot-member table:name="0.0570383649230812" table:display="true" table:show-details="true"/>
                <table:data-pilot-member table:name="0.0573307690544427" table:display="true" table:show-details="true"/>
                <table:data-pilot-member table:name="0.103338931890456" table:display="true" table:show-details="true"/>
                <table:data-pilot-member table:name="0.103536524899957" table:display="true" table:show-details="true"/>
                <table:data-pilot-member table:name="0.10364700016882" table:display="true" table:show-details="true"/>
                <table:data-pilot-member table:name="0.103787493582628" table:display="true" table:show-details="true"/>
                <table:data-pilot-member table:name="0.104755328670196" table:display="true" table:show-details="true"/>
                <table:data-pilot-member table:name="0.105186630494614" table:display="true" table:show-details="true"/>
                <table:data-pilot-member table:name="0.105325837276184" table:display="true" table:show-details="true"/>
                <table:data-pilot-member table:name="0.105332378238762" table:display="true" table:show-details="true"/>
                <table:data-pilot-member table:name="0.105359058202931" table:display="true" table:show-details="true"/>
                <table:data-pilot-member table:name="0.105376094351175" table:display="true" table:show-details="true"/>
                <table:data-pilot-member table:name="0.105519826522381" table:display="true" table:show-details="true"/>
                <table:data-pilot-member table:name="0.105550581449237" table:display="true" table:show-details="true"/>
                <table:data-pilot-member table:name="0.105642802805624" table:display="true" table:show-details="true"/>
                <table:data-pilot-member table:name="0.105840256857057" table:display="true" table:show-details="true"/>
                <table:data-pilot-member table:name="0.105842574595184" table:display="true" table:show-details="true"/>
                <table:data-pilot-member table:name="0.105949325695121" table:display="true" table:show-details="true"/>
                <table:data-pilot-member table:name="0.106130528801146" table:display="true" table:show-details="true"/>
                <table:data-pilot-member table:name="0.106300003592489" table:display="true" table:show-details="true"/>
                <table:data-pilot-member table:name="0.106308304756532" table:display="true" table:show-details="true"/>
                <table:data-pilot-member table:name="0.1064167012870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9T13:26:48.367828760</dc:date>
    <meta:editing-duration>PT2H36M22S</meta:editing-duration>
    <meta:editing-cycles>2</meta:editing-cycles>
    <meta:generator>LibreOffice/24.2.7.2$Linux_X86_64 LibreOffice_project/420$Build-2</meta:generator>
    <meta:document-statistic meta:table-count="2" meta:cell-count="954" meta:object-count="0"/>
  </office:meta>
</office:document-meta>
</file>